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3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ARALLEL MERGE</text:p>
          </table:table-cell>
          <table:table-cell table:number-columns-repeated="347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34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41"/>
        </table:table-row>
        <table:table-row table:style-name="ro1">
          <table:table-cell office:value-type="float" office:value="51225700" calcext:value-type="float">
            <text:p>51225700</text:p>
          </table:table-cell>
          <table:table-cell office:value-type="float" office:value="51244400" calcext:value-type="float">
            <text:p>51244400</text:p>
          </table:table-cell>
          <table:table-cell office:value-type="float" office:value="51223000" calcext:value-type="float">
            <text:p>51223000</text:p>
          </table:table-cell>
          <table:table-cell office:value-type="float" office:value="51239800" calcext:value-type="float">
            <text:p>51239800</text:p>
          </table:table-cell>
          <table:table-cell office:value-type="float" office:value="51220600" calcext:value-type="float">
            <text:p>51220600</text:p>
          </table:table-cell>
          <table:table-cell office:value-type="float" office:value="51224500" calcext:value-type="float">
            <text:p>51224500</text:p>
          </table:table-cell>
          <table:table-cell office:value-type="float" office:value="51214600" calcext:value-type="float">
            <text:p>51214600</text:p>
          </table:table-cell>
          <table:table-cell office:value-type="float" office:value="51223500" calcext:value-type="float">
            <text:p>51223500</text:p>
          </table:table-cell>
          <table:table-cell office:value-type="float" office:value="51209900" calcext:value-type="float">
            <text:p>51209900</text:p>
          </table:table-cell>
          <table:table-cell office:value-type="float" office:value="51222800" calcext:value-type="float">
            <text:p>51222800</text:p>
          </table:table-cell>
          <table:table-cell office:value-type="float" office:value="51230800" calcext:value-type="float">
            <text:p>51230800</text:p>
          </table:table-cell>
          <table:table-cell office:value-type="float" office:value="51200200" calcext:value-type="float">
            <text:p>51200200</text:p>
          </table:table-cell>
          <table:table-cell office:value-type="float" office:value="51206500" calcext:value-type="float">
            <text:p>51206500</text:p>
          </table:table-cell>
          <table:table-cell office:value-type="float" office:value="51209500" calcext:value-type="float">
            <text:p>51209500</text:p>
          </table:table-cell>
          <table:table-cell office:value-type="float" office:value="51211100" calcext:value-type="float">
            <text:p>51211100</text:p>
          </table:table-cell>
          <table:table-cell office:value-type="float" office:value="51232800" calcext:value-type="float">
            <text:p>51232800</text:p>
          </table:table-cell>
          <table:table-cell office:value-type="float" office:value="51224300" calcext:value-type="float">
            <text:p>51224300</text:p>
          </table:table-cell>
          <table:table-cell office:value-type="float" office:value="51226300" calcext:value-type="float">
            <text:p>51226300</text:p>
          </table:table-cell>
          <table:table-cell office:value-type="float" office:value="51222600" calcext:value-type="float">
            <text:p>51222600</text:p>
          </table:table-cell>
          <table:table-cell office:value-type="float" office:value="51224600" calcext:value-type="float">
            <text:p>51224600</text:p>
          </table:table-cell>
          <table:table-cell office:value-type="float" office:value="51314900" calcext:value-type="float">
            <text:p>51314900</text:p>
          </table:table-cell>
          <table:table-cell office:value-type="float" office:value="51315600" calcext:value-type="float">
            <text:p>51315600</text:p>
          </table:table-cell>
          <table:table-cell office:value-type="float" office:value="51315000" calcext:value-type="float">
            <text:p>51315000</text:p>
          </table:table-cell>
          <table:table-cell office:value-type="float" office:value="51312700" calcext:value-type="float">
            <text:p>51312700</text:p>
          </table:table-cell>
          <table:table-cell office:value-type="float" office:value="51314600" calcext:value-type="float">
            <text:p>51314600</text:p>
          </table:table-cell>
          <table:table-cell office:value-type="float" office:value="51315200" calcext:value-type="float">
            <text:p>51315200</text:p>
          </table:table-cell>
          <table:table-cell office:value-type="float" office:value="51314700" calcext:value-type="float">
            <text:p>51314700</text:p>
          </table:table-cell>
          <table:table-cell office:value-type="float" office:value="51315900" calcext:value-type="float">
            <text:p>51315900</text:p>
          </table:table-cell>
          <table:table-cell office:value-type="float" office:value="51313300" calcext:value-type="float">
            <text:p>51313300</text:p>
          </table:table-cell>
          <table:table-cell office:value-type="float" office:value="51316200" calcext:value-type="float">
            <text:p>51316200</text:p>
          </table:table-cell>
          <table:table-cell office:value-type="float" office:value="51315900" calcext:value-type="float">
            <text:p>51315900</text:p>
          </table:table-cell>
          <table:table-cell office:value-type="float" office:value="51318300" calcext:value-type="float">
            <text:p>51318300</text:p>
          </table:table-cell>
          <table:table-cell office:value-type="float" office:value="51314700" calcext:value-type="float">
            <text:p>51314700</text:p>
          </table:table-cell>
          <table:table-cell office:value-type="float" office:value="51316200" calcext:value-type="float">
            <text:p>51316200</text:p>
          </table:table-cell>
          <table:table-cell office:value-type="float" office:value="51315200" calcext:value-type="float">
            <text:p>51315200</text:p>
          </table:table-cell>
          <table:table-cell office:value-type="float" office:value="51313800" calcext:value-type="float">
            <text:p>51313800</text:p>
          </table:table-cell>
          <table:table-cell office:value-type="float" office:value="51313400" calcext:value-type="float">
            <text:p>51313400</text:p>
          </table:table-cell>
          <table:table-cell office:value-type="float" office:value="51315100" calcext:value-type="float">
            <text:p>51315100</text:p>
          </table:table-cell>
          <table:table-cell office:value-type="float" office:value="51318100" calcext:value-type="float">
            <text:p>51318100</text:p>
          </table:table-cell>
          <table:table-cell office:value-type="float" office:value="51317700" calcext:value-type="float">
            <text:p>51317700</text:p>
          </table:table-cell>
          <table:table-cell office:value-type="float" office:value="51370200" calcext:value-type="float">
            <text:p>51370200</text:p>
          </table:table-cell>
          <table:table-cell office:value-type="float" office:value="51368500" calcext:value-type="float">
            <text:p>51368500</text:p>
          </table:table-cell>
          <table:table-cell office:value-type="float" office:value="51373000" calcext:value-type="float">
            <text:p>51373000</text:p>
          </table:table-cell>
          <table:table-cell office:value-type="float" office:value="51368800" calcext:value-type="float">
            <text:p>51368800</text:p>
          </table:table-cell>
          <table:table-cell office:value-type="float" office:value="51369700" calcext:value-type="float">
            <text:p>51369700</text:p>
          </table:table-cell>
          <table:table-cell office:value-type="float" office:value="51368600" calcext:value-type="float">
            <text:p>51368600</text:p>
          </table:table-cell>
          <table:table-cell office:value-type="float" office:value="51373500" calcext:value-type="float">
            <text:p>51373500</text:p>
          </table:table-cell>
          <table:table-cell office:value-type="float" office:value="51367800" calcext:value-type="float">
            <text:p>51367800</text:p>
          </table:table-cell>
          <table:table-cell office:value-type="float" office:value="51367900" calcext:value-type="float">
            <text:p>51367900</text:p>
          </table:table-cell>
          <table:table-cell office:value-type="float" office:value="51370800" calcext:value-type="float">
            <text:p>51370800</text:p>
          </table:table-cell>
          <table:table-cell office:value-type="float" office:value="51369900" calcext:value-type="float">
            <text:p>51369900</text:p>
          </table:table-cell>
          <table:table-cell office:value-type="float" office:value="51366100" calcext:value-type="float">
            <text:p>51366100</text:p>
          </table:table-cell>
          <table:table-cell office:value-type="float" office:value="51367800" calcext:value-type="float">
            <text:p>51367800</text:p>
          </table:table-cell>
          <table:table-cell office:value-type="float" office:value="51371400" calcext:value-type="float">
            <text:p>51371400</text:p>
          </table:table-cell>
          <table:table-cell office:value-type="float" office:value="51370600" calcext:value-type="float">
            <text:p>51370600</text:p>
          </table:table-cell>
          <table:table-cell office:value-type="float" office:value="51368900" calcext:value-type="float">
            <text:p>51368900</text:p>
          </table:table-cell>
          <table:table-cell office:value-type="float" office:value="51371100" calcext:value-type="float">
            <text:p>51371100</text:p>
          </table:table-cell>
          <table:table-cell office:value-type="float" office:value="51368900" calcext:value-type="float">
            <text:p>51368900</text:p>
          </table:table-cell>
          <table:table-cell office:value-type="float" office:value="51369100" calcext:value-type="float">
            <text:p>51369100</text:p>
          </table:table-cell>
          <table:table-cell office:value-type="float" office:value="51367500" calcext:value-type="float">
            <text:p>51367500</text:p>
          </table:table-cell>
          <table:table-cell table:number-columns-repeated="5" office:value-type="float" office:value="51373600" calcext:value-type="float">
            <text:p>51373600</text:p>
          </table:table-cell>
          <table:table-cell office:value-type="float" office:value="51373700" calcext:value-type="float">
            <text:p>51373700</text:p>
          </table:table-cell>
          <table:table-cell table:number-columns-repeated="2" office:value-type="float" office:value="51373600" calcext:value-type="float">
            <text:p>51373600</text:p>
          </table:table-cell>
          <table:table-cell office:value-type="float" office:value="51373700" calcext:value-type="float">
            <text:p>51373700</text:p>
          </table:table-cell>
          <table:table-cell table:number-columns-repeated="11" office:value-type="float" office:value="51373600" calcext:value-type="float">
            <text:p>51373600</text:p>
          </table:table-cell>
          <table:table-cell office:value-type="float" office:value="51020200" calcext:value-type="float">
            <text:p>51020200</text:p>
          </table:table-cell>
          <table:table-cell office:value-type="float" office:value="51004600" calcext:value-type="float">
            <text:p>51004600</text:p>
          </table:table-cell>
          <table:table-cell office:value-type="float" office:value="51024900" calcext:value-type="float">
            <text:p>51024900</text:p>
          </table:table-cell>
          <table:table-cell office:value-type="float" office:value="51016000" calcext:value-type="float">
            <text:p>51016000</text:p>
          </table:table-cell>
          <table:table-cell office:value-type="float" office:value="51031800" calcext:value-type="float">
            <text:p>51031800</text:p>
          </table:table-cell>
          <table:table-cell office:value-type="float" office:value="51024100" calcext:value-type="float">
            <text:p>51024100</text:p>
          </table:table-cell>
          <table:table-cell office:value-type="float" office:value="51009300" calcext:value-type="float">
            <text:p>51009300</text:p>
          </table:table-cell>
          <table:table-cell office:value-type="float" office:value="51004700" calcext:value-type="float">
            <text:p>51004700</text:p>
          </table:table-cell>
          <table:table-cell office:value-type="float" office:value="51021900" calcext:value-type="float">
            <text:p>51021900</text:p>
          </table:table-cell>
          <table:table-cell office:value-type="float" office:value="51017500" calcext:value-type="float">
            <text:p>51017500</text:p>
          </table:table-cell>
          <table:table-cell office:value-type="float" office:value="51027200" calcext:value-type="float">
            <text:p>51027200</text:p>
          </table:table-cell>
          <table:table-cell office:value-type="float" office:value="51015100" calcext:value-type="float">
            <text:p>51015100</text:p>
          </table:table-cell>
          <table:table-cell office:value-type="float" office:value="51021200" calcext:value-type="float">
            <text:p>51021200</text:p>
          </table:table-cell>
          <table:table-cell office:value-type="float" office:value="51020400" calcext:value-type="float">
            <text:p>51020400</text:p>
          </table:table-cell>
          <table:table-cell office:value-type="float" office:value="51026800" calcext:value-type="float">
            <text:p>51026800</text:p>
          </table:table-cell>
          <table:table-cell office:value-type="float" office:value="51009600" calcext:value-type="float">
            <text:p>51009600</text:p>
          </table:table-cell>
          <table:table-cell office:value-type="float" office:value="51009800" calcext:value-type="float">
            <text:p>51009800</text:p>
          </table:table-cell>
          <table:table-cell office:value-type="float" office:value="51036100" calcext:value-type="float">
            <text:p>51036100</text:p>
          </table:table-cell>
          <table:table-cell office:value-type="float" office:value="51034600" calcext:value-type="float">
            <text:p>51034600</text:p>
          </table:table-cell>
          <table:table-cell office:value-type="float" office:value="51016600" calcext:value-type="float">
            <text:p>51016600</text:p>
          </table:table-cell>
          <table:table-cell office:value-type="float" office:value="51144800" calcext:value-type="float">
            <text:p>51144800</text:p>
          </table:table-cell>
          <table:table-cell office:value-type="float" office:value="51142700" calcext:value-type="float">
            <text:p>51142700</text:p>
          </table:table-cell>
          <table:table-cell office:value-type="float" office:value="51143900" calcext:value-type="float">
            <text:p>51143900</text:p>
          </table:table-cell>
          <table:table-cell office:value-type="float" office:value="51143100" calcext:value-type="float">
            <text:p>51143100</text:p>
          </table:table-cell>
          <table:table-cell office:value-type="float" office:value="51143600" calcext:value-type="float">
            <text:p>51143600</text:p>
          </table:table-cell>
          <table:table-cell office:value-type="float" office:value="51142400" calcext:value-type="float">
            <text:p>51142400</text:p>
          </table:table-cell>
          <table:table-cell office:value-type="float" office:value="51138100" calcext:value-type="float">
            <text:p>51138100</text:p>
          </table:table-cell>
          <table:table-cell office:value-type="float" office:value="51141600" calcext:value-type="float">
            <text:p>51141600</text:p>
          </table:table-cell>
          <table:table-cell office:value-type="float" office:value="51142200" calcext:value-type="float">
            <text:p>51142200</text:p>
          </table:table-cell>
          <table:table-cell office:value-type="float" office:value="51144000" calcext:value-type="float">
            <text:p>51144000</text:p>
          </table:table-cell>
          <table:table-cell office:value-type="float" office:value="51139400" calcext:value-type="float">
            <text:p>51139400</text:p>
          </table:table-cell>
          <table:table-cell office:value-type="float" office:value="51143000" calcext:value-type="float">
            <text:p>51143000</text:p>
          </table:table-cell>
          <table:table-cell office:value-type="float" office:value="51141800" calcext:value-type="float">
            <text:p>51141800</text:p>
          </table:table-cell>
          <table:table-cell office:value-type="float" office:value="51140500" calcext:value-type="float">
            <text:p>51140500</text:p>
          </table:table-cell>
          <table:table-cell office:value-type="float" office:value="51141100" calcext:value-type="float">
            <text:p>51141100</text:p>
          </table:table-cell>
          <table:table-cell table:number-columns-repeated="2" office:value-type="float" office:value="51139500" calcext:value-type="float">
            <text:p>51139500</text:p>
          </table:table-cell>
          <table:table-cell office:value-type="float" office:value="51144900" calcext:value-type="float">
            <text:p>51144900</text:p>
          </table:table-cell>
          <table:table-cell office:value-type="float" office:value="51145500" calcext:value-type="float">
            <text:p>51145500</text:p>
          </table:table-cell>
          <table:table-cell office:value-type="float" office:value="51143300" calcext:value-type="float">
            <text:p>51143300</text:p>
          </table:table-cell>
          <table:table-cell office:value-type="float" office:value="51205500" calcext:value-type="float">
            <text:p>51205500</text:p>
          </table:table-cell>
          <table:table-cell office:value-type="float" office:value="51204900" calcext:value-type="float">
            <text:p>51204900</text:p>
          </table:table-cell>
          <table:table-cell office:value-type="float" office:value="51199100" calcext:value-type="float">
            <text:p>51199100</text:p>
          </table:table-cell>
          <table:table-cell office:value-type="float" office:value="51202000" calcext:value-type="float">
            <text:p>51202000</text:p>
          </table:table-cell>
          <table:table-cell office:value-type="float" office:value="51206000" calcext:value-type="float">
            <text:p>51206000</text:p>
          </table:table-cell>
          <table:table-cell office:value-type="float" office:value="51203400" calcext:value-type="float">
            <text:p>51203400</text:p>
          </table:table-cell>
          <table:table-cell office:value-type="float" office:value="51203800" calcext:value-type="float">
            <text:p>51203800</text:p>
          </table:table-cell>
          <table:table-cell office:value-type="float" office:value="51202700" calcext:value-type="float">
            <text:p>51202700</text:p>
          </table:table-cell>
          <table:table-cell office:value-type="float" office:value="51204500" calcext:value-type="float">
            <text:p>51204500</text:p>
          </table:table-cell>
          <table:table-cell office:value-type="float" office:value="51202500" calcext:value-type="float">
            <text:p>51202500</text:p>
          </table:table-cell>
          <table:table-cell office:value-type="float" office:value="51200600" calcext:value-type="float">
            <text:p>51200600</text:p>
          </table:table-cell>
          <table:table-cell office:value-type="float" office:value="51207500" calcext:value-type="float">
            <text:p>51207500</text:p>
          </table:table-cell>
          <table:table-cell office:value-type="float" office:value="51203400" calcext:value-type="float">
            <text:p>51203400</text:p>
          </table:table-cell>
          <table:table-cell office:value-type="float" office:value="51205100" calcext:value-type="float">
            <text:p>51205100</text:p>
          </table:table-cell>
          <table:table-cell office:value-type="float" office:value="51203200" calcext:value-type="float">
            <text:p>51203200</text:p>
          </table:table-cell>
          <table:table-cell office:value-type="float" office:value="51205600" calcext:value-type="float">
            <text:p>51205600</text:p>
          </table:table-cell>
          <table:table-cell office:value-type="float" office:value="51202800" calcext:value-type="float">
            <text:p>51202800</text:p>
          </table:table-cell>
          <table:table-cell office:value-type="float" office:value="51204700" calcext:value-type="float">
            <text:p>51204700</text:p>
          </table:table-cell>
          <table:table-cell office:value-type="float" office:value="51203900" calcext:value-type="float">
            <text:p>51203900</text:p>
          </table:table-cell>
          <table:table-cell office:value-type="float" office:value="51201900" calcext:value-type="float">
            <text:p>51201900</text:p>
          </table:table-cell>
          <table:table-cell table:number-columns-repeated="8" office:value-type="float" office:value="51207600" calcext:value-type="float">
            <text:p>51207600</text:p>
          </table:table-cell>
          <table:table-cell office:value-type="float" office:value="51207500" calcext:value-type="float">
            <text:p>51207500</text:p>
          </table:table-cell>
          <table:table-cell table:number-columns-repeated="12" office:value-type="float" office:value="51207600" calcext:value-type="float">
            <text:p>51207600</text:p>
          </table:table-cell>
          <table:table-cell office:value-type="float" office:value="51034300" calcext:value-type="float">
            <text:p>51034300</text:p>
          </table:table-cell>
          <table:table-cell office:value-type="float" office:value="51024400" calcext:value-type="float">
            <text:p>51024400</text:p>
          </table:table-cell>
          <table:table-cell office:value-type="float" office:value="51032300" calcext:value-type="float">
            <text:p>51032300</text:p>
          </table:table-cell>
          <table:table-cell office:value-type="float" office:value="51051700" calcext:value-type="float">
            <text:p>51051700</text:p>
          </table:table-cell>
          <table:table-cell office:value-type="float" office:value="51048700" calcext:value-type="float">
            <text:p>51048700</text:p>
          </table:table-cell>
          <table:table-cell office:value-type="float" office:value="51029500" calcext:value-type="float">
            <text:p>51029500</text:p>
          </table:table-cell>
          <table:table-cell office:value-type="float" office:value="51046000" calcext:value-type="float">
            <text:p>51046000</text:p>
          </table:table-cell>
          <table:table-cell office:value-type="float" office:value="51039700" calcext:value-type="float">
            <text:p>51039700</text:p>
          </table:table-cell>
          <table:table-cell office:value-type="float" office:value="51031800" calcext:value-type="float">
            <text:p>51031800</text:p>
          </table:table-cell>
          <table:table-cell office:value-type="float" office:value="51027700" calcext:value-type="float">
            <text:p>51027700</text:p>
          </table:table-cell>
          <table:table-cell office:value-type="float" office:value="51017700" calcext:value-type="float">
            <text:p>51017700</text:p>
          </table:table-cell>
          <table:table-cell office:value-type="float" office:value="51027500" calcext:value-type="float">
            <text:p>51027500</text:p>
          </table:table-cell>
          <table:table-cell office:value-type="float" office:value="51045000" calcext:value-type="float">
            <text:p>51045000</text:p>
          </table:table-cell>
          <table:table-cell office:value-type="float" office:value="51020200" calcext:value-type="float">
            <text:p>51020200</text:p>
          </table:table-cell>
          <table:table-cell office:value-type="float" office:value="51035200" calcext:value-type="float">
            <text:p>51035200</text:p>
          </table:table-cell>
          <table:table-cell office:value-type="float" office:value="51035500" calcext:value-type="float">
            <text:p>51035500</text:p>
          </table:table-cell>
          <table:table-cell office:value-type="float" office:value="51037600" calcext:value-type="float">
            <text:p>51037600</text:p>
          </table:table-cell>
          <table:table-cell office:value-type="float" office:value="51033100" calcext:value-type="float">
            <text:p>51033100</text:p>
          </table:table-cell>
          <table:table-cell office:value-type="float" office:value="51034700" calcext:value-type="float">
            <text:p>51034700</text:p>
          </table:table-cell>
          <table:table-cell office:value-type="float" office:value="51045200" calcext:value-type="float">
            <text:p>51045200</text:p>
          </table:table-cell>
          <table:table-cell table:number-columns-repeated="2" office:value-type="float" office:value="51149300" calcext:value-type="float">
            <text:p>51149300</text:p>
          </table:table-cell>
          <table:table-cell office:value-type="float" office:value="51150600" calcext:value-type="float">
            <text:p>51150600</text:p>
          </table:table-cell>
          <table:table-cell office:value-type="float" office:value="51150400" calcext:value-type="float">
            <text:p>51150400</text:p>
          </table:table-cell>
          <table:table-cell office:value-type="float" office:value="51154000" calcext:value-type="float">
            <text:p>51154000</text:p>
          </table:table-cell>
          <table:table-cell office:value-type="float" office:value="51147300" calcext:value-type="float">
            <text:p>51147300</text:p>
          </table:table-cell>
          <table:table-cell office:value-type="float" office:value="51149100" calcext:value-type="float">
            <text:p>51149100</text:p>
          </table:table-cell>
          <table:table-cell office:value-type="float" office:value="51149600" calcext:value-type="float">
            <text:p>51149600</text:p>
          </table:table-cell>
          <table:table-cell office:value-type="float" office:value="51151500" calcext:value-type="float">
            <text:p>51151500</text:p>
          </table:table-cell>
          <table:table-cell office:value-type="float" office:value="51149100" calcext:value-type="float">
            <text:p>51149100</text:p>
          </table:table-cell>
          <table:table-cell office:value-type="float" office:value="51148200" calcext:value-type="float">
            <text:p>51148200</text:p>
          </table:table-cell>
          <table:table-cell office:value-type="float" office:value="51152600" calcext:value-type="float">
            <text:p>51152600</text:p>
          </table:table-cell>
          <table:table-cell office:value-type="float" office:value="51152800" calcext:value-type="float">
            <text:p>51152800</text:p>
          </table:table-cell>
          <table:table-cell office:value-type="float" office:value="51151200" calcext:value-type="float">
            <text:p>51151200</text:p>
          </table:table-cell>
          <table:table-cell office:value-type="float" office:value="51151800" calcext:value-type="float">
            <text:p>51151800</text:p>
          </table:table-cell>
          <table:table-cell office:value-type="float" office:value="51149300" calcext:value-type="float">
            <text:p>51149300</text:p>
          </table:table-cell>
          <table:table-cell office:value-type="float" office:value="51149700" calcext:value-type="float">
            <text:p>51149700</text:p>
          </table:table-cell>
          <table:table-cell office:value-type="float" office:value="51147600" calcext:value-type="float">
            <text:p>51147600</text:p>
          </table:table-cell>
          <table:table-cell office:value-type="float" office:value="51149700" calcext:value-type="float">
            <text:p>51149700</text:p>
          </table:table-cell>
          <table:table-cell office:value-type="float" office:value="51150800" calcext:value-type="float">
            <text:p>51150800</text:p>
          </table:table-cell>
          <table:table-cell office:value-type="float" office:value="51209600" calcext:value-type="float">
            <text:p>51209600</text:p>
          </table:table-cell>
          <table:table-cell office:value-type="float" office:value="51212200" calcext:value-type="float">
            <text:p>51212200</text:p>
          </table:table-cell>
          <table:table-cell office:value-type="float" office:value="51208100" calcext:value-type="float">
            <text:p>51208100</text:p>
          </table:table-cell>
          <table:table-cell office:value-type="float" office:value="51209900" calcext:value-type="float">
            <text:p>51209900</text:p>
          </table:table-cell>
          <table:table-cell office:value-type="float" office:value="51211600" calcext:value-type="float">
            <text:p>51211600</text:p>
          </table:table-cell>
          <table:table-cell office:value-type="float" office:value="51209500" calcext:value-type="float">
            <text:p>51209500</text:p>
          </table:table-cell>
          <table:table-cell office:value-type="float" office:value="51212100" calcext:value-type="float">
            <text:p>51212100</text:p>
          </table:table-cell>
          <table:table-cell office:value-type="float" office:value="51206800" calcext:value-type="float">
            <text:p>51206800</text:p>
          </table:table-cell>
          <table:table-cell office:value-type="float" office:value="51210000" calcext:value-type="float">
            <text:p>51210000</text:p>
          </table:table-cell>
          <table:table-cell office:value-type="float" office:value="51208200" calcext:value-type="float">
            <text:p>51208200</text:p>
          </table:table-cell>
          <table:table-cell office:value-type="float" office:value="51210500" calcext:value-type="float">
            <text:p>51210500</text:p>
          </table:table-cell>
          <table:table-cell office:value-type="float" office:value="51210100" calcext:value-type="float">
            <text:p>51210100</text:p>
          </table:table-cell>
          <table:table-cell office:value-type="float" office:value="51213800" calcext:value-type="float">
            <text:p>51213800</text:p>
          </table:table-cell>
          <table:table-cell office:value-type="float" office:value="51207800" calcext:value-type="float">
            <text:p>51207800</text:p>
          </table:table-cell>
          <table:table-cell office:value-type="float" office:value="51209200" calcext:value-type="float">
            <text:p>51209200</text:p>
          </table:table-cell>
          <table:table-cell office:value-type="float" office:value="51206600" calcext:value-type="float">
            <text:p>51206600</text:p>
          </table:table-cell>
          <table:table-cell office:value-type="float" office:value="51209000" calcext:value-type="float">
            <text:p>51209000</text:p>
          </table:table-cell>
          <table:table-cell office:value-type="float" office:value="51208500" calcext:value-type="float">
            <text:p>51208500</text:p>
          </table:table-cell>
          <table:table-cell office:value-type="float" office:value="51208700" calcext:value-type="float">
            <text:p>51208700</text:p>
          </table:table-cell>
          <table:table-cell office:value-type="float" office:value="51211200" calcext:value-type="float">
            <text:p>51211200</text:p>
          </table:table-cell>
          <table:table-cell table:number-columns-repeated="2" office:value-type="float" office:value="51213800" calcext:value-type="float">
            <text:p>51213800</text:p>
          </table:table-cell>
          <table:table-cell office:value-type="float" office:value="51214000" calcext:value-type="float">
            <text:p>51214000</text:p>
          </table:table-cell>
          <table:table-cell table:number-columns-repeated="3" office:value-type="float" office:value="51213800" calcext:value-type="float">
            <text:p>51213800</text:p>
          </table:table-cell>
          <table:table-cell office:value-type="float" office:value="51214100" calcext:value-type="float">
            <text:p>51214100</text:p>
          </table:table-cell>
          <table:table-cell office:value-type="float" office:value="51214000" calcext:value-type="float">
            <text:p>51214000</text:p>
          </table:table-cell>
          <table:table-cell office:value-type="float" office:value="51213900" calcext:value-type="float">
            <text:p>51213900</text:p>
          </table:table-cell>
          <table:table-cell office:value-type="float" office:value="51213800" calcext:value-type="float">
            <text:p>51213800</text:p>
          </table:table-cell>
          <table:table-cell office:value-type="float" office:value="51214000" calcext:value-type="float">
            <text:p>51214000</text:p>
          </table:table-cell>
          <table:table-cell table:number-columns-repeated="7" office:value-type="float" office:value="51213800" calcext:value-type="float">
            <text:p>51213800</text:p>
          </table:table-cell>
          <table:table-cell table:number-columns-repeated="2" office:value-type="float" office:value="51214000" calcext:value-type="float">
            <text:p>51214000</text:p>
          </table:table-cell>
          <table:table-cell office:value-type="float" office:value="51041200" calcext:value-type="float">
            <text:p>51041200</text:p>
          </table:table-cell>
          <table:table-cell office:value-type="float" office:value="51035600" calcext:value-type="float">
            <text:p>51035600</text:p>
          </table:table-cell>
          <table:table-cell office:value-type="float" office:value="51040900" calcext:value-type="float">
            <text:p>51040900</text:p>
          </table:table-cell>
          <table:table-cell office:value-type="float" office:value="51046800" calcext:value-type="float">
            <text:p>51046800</text:p>
          </table:table-cell>
          <table:table-cell office:value-type="float" office:value="51035400" calcext:value-type="float">
            <text:p>51035400</text:p>
          </table:table-cell>
          <table:table-cell office:value-type="float" office:value="51050600" calcext:value-type="float">
            <text:p>51050600</text:p>
          </table:table-cell>
          <table:table-cell office:value-type="float" office:value="51033600" calcext:value-type="float">
            <text:p>51033600</text:p>
          </table:table-cell>
          <table:table-cell office:value-type="float" office:value="51011600" calcext:value-type="float">
            <text:p>51011600</text:p>
          </table:table-cell>
          <table:table-cell office:value-type="float" office:value="51039200" calcext:value-type="float">
            <text:p>51039200</text:p>
          </table:table-cell>
          <table:table-cell office:value-type="float" office:value="51029700" calcext:value-type="float">
            <text:p>51029700</text:p>
          </table:table-cell>
          <table:table-cell office:value-type="float" office:value="51026800" calcext:value-type="float">
            <text:p>51026800</text:p>
          </table:table-cell>
          <table:table-cell office:value-type="float" office:value="51040500" calcext:value-type="float">
            <text:p>51040500</text:p>
          </table:table-cell>
          <table:table-cell office:value-type="float" office:value="51038800" calcext:value-type="float">
            <text:p>51038800</text:p>
          </table:table-cell>
          <table:table-cell office:value-type="float" office:value="51054300" calcext:value-type="float">
            <text:p>51054300</text:p>
          </table:table-cell>
          <table:table-cell office:value-type="float" office:value="51041900" calcext:value-type="float">
            <text:p>51041900</text:p>
          </table:table-cell>
          <table:table-cell office:value-type="float" office:value="51044700" calcext:value-type="float">
            <text:p>51044700</text:p>
          </table:table-cell>
          <table:table-cell office:value-type="float" office:value="51053300" calcext:value-type="float">
            <text:p>51053300</text:p>
          </table:table-cell>
          <table:table-cell office:value-type="float" office:value="51023300" calcext:value-type="float">
            <text:p>51023300</text:p>
          </table:table-cell>
          <table:table-cell office:value-type="float" office:value="51033900" calcext:value-type="float">
            <text:p>51033900</text:p>
          </table:table-cell>
          <table:table-cell office:value-type="float" office:value="51037400" calcext:value-type="float">
            <text:p>51037400</text:p>
          </table:table-cell>
          <table:table-cell office:value-type="float" office:value="51151800" calcext:value-type="float">
            <text:p>51151800</text:p>
          </table:table-cell>
          <table:table-cell office:value-type="float" office:value="51152400" calcext:value-type="float">
            <text:p>51152400</text:p>
          </table:table-cell>
          <table:table-cell office:value-type="float" office:value="51153700" calcext:value-type="float">
            <text:p>51153700</text:p>
          </table:table-cell>
          <table:table-cell office:value-type="float" office:value="51154700" calcext:value-type="float">
            <text:p>51154700</text:p>
          </table:table-cell>
          <table:table-cell table:number-columns-repeated="2" office:value-type="float" office:value="51155300" calcext:value-type="float">
            <text:p>51155300</text:p>
          </table:table-cell>
          <table:table-cell office:value-type="float" office:value="51153700" calcext:value-type="float">
            <text:p>51153700</text:p>
          </table:table-cell>
          <table:table-cell office:value-type="float" office:value="51152300" calcext:value-type="float">
            <text:p>51152300</text:p>
          </table:table-cell>
          <table:table-cell office:value-type="float" office:value="51156400" calcext:value-type="float">
            <text:p>51156400</text:p>
          </table:table-cell>
          <table:table-cell office:value-type="float" office:value="51154200" calcext:value-type="float">
            <text:p>51154200</text:p>
          </table:table-cell>
          <table:table-cell office:value-type="float" office:value="51152700" calcext:value-type="float">
            <text:p>51152700</text:p>
          </table:table-cell>
          <table:table-cell office:value-type="float" office:value="51152300" calcext:value-type="float">
            <text:p>51152300</text:p>
          </table:table-cell>
          <table:table-cell office:value-type="float" office:value="51153700" calcext:value-type="float">
            <text:p>51153700</text:p>
          </table:table-cell>
          <table:table-cell office:value-type="float" office:value="51154700" calcext:value-type="float">
            <text:p>51154700</text:p>
          </table:table-cell>
          <table:table-cell office:value-type="float" office:value="51153700" calcext:value-type="float">
            <text:p>51153700</text:p>
          </table:table-cell>
          <table:table-cell office:value-type="float" office:value="51155500" calcext:value-type="float">
            <text:p>51155500</text:p>
          </table:table-cell>
          <table:table-cell office:value-type="float" office:value="51154100" calcext:value-type="float">
            <text:p>51154100</text:p>
          </table:table-cell>
          <table:table-cell office:value-type="float" office:value="51157200" calcext:value-type="float">
            <text:p>51157200</text:p>
          </table:table-cell>
          <table:table-cell office:value-type="float" office:value="51152100" calcext:value-type="float">
            <text:p>51152100</text:p>
          </table:table-cell>
          <table:table-cell office:value-type="float" office:value="51150700" calcext:value-type="float">
            <text:p>51150700</text:p>
          </table:table-cell>
          <table:table-cell office:value-type="float" office:value="51214300" calcext:value-type="float">
            <text:p>51214300</text:p>
          </table:table-cell>
          <table:table-cell office:value-type="float" office:value="51215400" calcext:value-type="float">
            <text:p>51215400</text:p>
          </table:table-cell>
          <table:table-cell office:value-type="float" office:value="51215100" calcext:value-type="float">
            <text:p>51215100</text:p>
          </table:table-cell>
          <table:table-cell office:value-type="float" office:value="51215000" calcext:value-type="float">
            <text:p>51215000</text:p>
          </table:table-cell>
          <table:table-cell office:value-type="float" office:value="51213600" calcext:value-type="float">
            <text:p>51213600</text:p>
          </table:table-cell>
          <table:table-cell office:value-type="float" office:value="51211200" calcext:value-type="float">
            <text:p>51211200</text:p>
          </table:table-cell>
          <table:table-cell office:value-type="float" office:value="51212400" calcext:value-type="float">
            <text:p>51212400</text:p>
          </table:table-cell>
          <table:table-cell office:value-type="float" office:value="51212900" calcext:value-type="float">
            <text:p>51212900</text:p>
          </table:table-cell>
          <table:table-cell office:value-type="float" office:value="51212100" calcext:value-type="float">
            <text:p>51212100</text:p>
          </table:table-cell>
          <table:table-cell office:value-type="float" office:value="51217600" calcext:value-type="float">
            <text:p>51217600</text:p>
          </table:table-cell>
          <table:table-cell office:value-type="float" office:value="51212600" calcext:value-type="float">
            <text:p>51212600</text:p>
          </table:table-cell>
          <table:table-cell office:value-type="float" office:value="51214500" calcext:value-type="float">
            <text:p>51214500</text:p>
          </table:table-cell>
          <table:table-cell office:value-type="float" office:value="51214900" calcext:value-type="float">
            <text:p>51214900</text:p>
          </table:table-cell>
          <table:table-cell office:value-type="float" office:value="51214400" calcext:value-type="float">
            <text:p>51214400</text:p>
          </table:table-cell>
          <table:table-cell office:value-type="float" office:value="51213700" calcext:value-type="float">
            <text:p>51213700</text:p>
          </table:table-cell>
          <table:table-cell office:value-type="float" office:value="51213500" calcext:value-type="float">
            <text:p>51213500</text:p>
          </table:table-cell>
          <table:table-cell office:value-type="float" office:value="51217000" calcext:value-type="float">
            <text:p>51217000</text:p>
          </table:table-cell>
          <table:table-cell office:value-type="float" office:value="51216000" calcext:value-type="float">
            <text:p>51216000</text:p>
          </table:table-cell>
          <table:table-cell office:value-type="float" office:value="51214800" calcext:value-type="float">
            <text:p>51214800</text:p>
          </table:table-cell>
          <table:table-cell office:value-type="float" office:value="51215400" calcext:value-type="float">
            <text:p>51215400</text:p>
          </table:table-cell>
          <table:table-cell office:value-type="float" office:value="51218100" calcext:value-type="float">
            <text:p>51218100</text:p>
          </table:table-cell>
          <table:table-cell table:number-columns-repeated="2" office:value-type="float" office:value="51217700" calcext:value-type="float">
            <text:p>51217700</text:p>
          </table:table-cell>
          <table:table-cell table:number-columns-repeated="2" office:value-type="float" office:value="51217800" calcext:value-type="float">
            <text:p>51217800</text:p>
          </table:table-cell>
          <table:table-cell office:value-type="float" office:value="51217700" calcext:value-type="float">
            <text:p>51217700</text:p>
          </table:table-cell>
          <table:table-cell office:value-type="float" office:value="51217900" calcext:value-type="float">
            <text:p>51217900</text:p>
          </table:table-cell>
          <table:table-cell table:number-columns-repeated="2" office:value-type="float" office:value="51217800" calcext:value-type="float">
            <text:p>51217800</text:p>
          </table:table-cell>
          <table:table-cell office:value-type="float" office:value="51218200" calcext:value-type="float">
            <text:p>51218200</text:p>
          </table:table-cell>
          <table:table-cell office:value-type="float" office:value="51217800" calcext:value-type="float">
            <text:p>51217800</text:p>
          </table:table-cell>
          <table:table-cell office:value-type="float" office:value="51218800" calcext:value-type="float">
            <text:p>51218800</text:p>
          </table:table-cell>
          <table:table-cell office:value-type="float" office:value="51217900" calcext:value-type="float">
            <text:p>51217900</text:p>
          </table:table-cell>
          <table:table-cell office:value-type="float" office:value="51217800" calcext:value-type="float">
            <text:p>51217800</text:p>
          </table:table-cell>
          <table:table-cell office:value-type="float" office:value="51218700" calcext:value-type="float">
            <text:p>51218700</text:p>
          </table:table-cell>
          <table:table-cell office:value-type="float" office:value="51217800" calcext:value-type="float">
            <text:p>51217800</text:p>
          </table:table-cell>
          <table:table-cell office:value-type="float" office:value="51217700" calcext:value-type="float">
            <text:p>51217700</text:p>
          </table:table-cell>
          <table:table-cell table:number-columns-repeated="3" office:value-type="float" office:value="51217800" calcext:value-type="float">
            <text:p>51217800</text:p>
          </table:table-cell>
          <table:table-cell table:number-columns-repeated="11" office:value-type="float" office:value="51373700" calcext:value-type="float">
            <text:p>51373700</text:p>
          </table:table-cell>
          <table:table-cell office:value-type="float" office:value="51373600" calcext:value-type="float">
            <text:p>51373600</text:p>
          </table:table-cell>
          <table:table-cell table:number-columns-repeated="7" office:value-type="float" office:value="51373700" calcext:value-type="float">
            <text:p>51373700</text:p>
          </table:table-cell>
          <table:table-cell office:value-type="float" office:value="51373800" calcext:value-type="float">
            <text:p>51373800</text:p>
          </table:table-cell>
          <table:table-cell office:value-type="float" office:value="51373700" calcext:value-type="float">
            <text:p>51373700</text:p>
          </table:table-cell>
          <table:table-cell office:value-type="float" office:value="51373800" calcext:value-type="float">
            <text:p>51373800</text:p>
          </table:table-cell>
          <table:table-cell/>
          <table:table-cell table:formula="of:=MAX([.A4:.ME4])" office:value-type="float" office:value="51373800" calcext:value-type="float">
            <text:p>51373800</text:p>
          </table:table-cell>
          <table:table-cell/>
          <table:table-cell table:formula="of:=MAX([.MG4:.MG13])" office:value-type="float" office:value="51516400" calcext:value-type="float">
            <text:p>5.152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51437100" calcext:value-type="float">
            <text:p>51437100</text:p>
          </table:table-cell>
          <table:table-cell office:value-type="float" office:value="51407400" calcext:value-type="float">
            <text:p>51407400</text:p>
          </table:table-cell>
          <table:table-cell office:value-type="float" office:value="51413700" calcext:value-type="float">
            <text:p>51413700</text:p>
          </table:table-cell>
          <table:table-cell office:value-type="float" office:value="51413300" calcext:value-type="float">
            <text:p>51413300</text:p>
          </table:table-cell>
          <table:table-cell office:value-type="float" office:value="51409500" calcext:value-type="float">
            <text:p>51409500</text:p>
          </table:table-cell>
          <table:table-cell office:value-type="float" office:value="51406100" calcext:value-type="float">
            <text:p>51406100</text:p>
          </table:table-cell>
          <table:table-cell office:value-type="float" office:value="51412100" calcext:value-type="float">
            <text:p>51412100</text:p>
          </table:table-cell>
          <table:table-cell office:value-type="float" office:value="51420900" calcext:value-type="float">
            <text:p>51420900</text:p>
          </table:table-cell>
          <table:table-cell office:value-type="float" office:value="51415500" calcext:value-type="float">
            <text:p>51415500</text:p>
          </table:table-cell>
          <table:table-cell office:value-type="float" office:value="51445000" calcext:value-type="float">
            <text:p>51445000</text:p>
          </table:table-cell>
          <table:table-cell office:value-type="float" office:value="51445700" calcext:value-type="float">
            <text:p>51445700</text:p>
          </table:table-cell>
          <table:table-cell office:value-type="float" office:value="51419800" calcext:value-type="float">
            <text:p>51419800</text:p>
          </table:table-cell>
          <table:table-cell office:value-type="float" office:value="51411300" calcext:value-type="float">
            <text:p>51411300</text:p>
          </table:table-cell>
          <table:table-cell office:value-type="float" office:value="51428400" calcext:value-type="float">
            <text:p>51428400</text:p>
          </table:table-cell>
          <table:table-cell office:value-type="float" office:value="51427900" calcext:value-type="float">
            <text:p>51427900</text:p>
          </table:table-cell>
          <table:table-cell office:value-type="float" office:value="51423000" calcext:value-type="float">
            <text:p>51423000</text:p>
          </table:table-cell>
          <table:table-cell office:value-type="float" office:value="51405800" calcext:value-type="float">
            <text:p>51405800</text:p>
          </table:table-cell>
          <table:table-cell office:value-type="float" office:value="51431000" calcext:value-type="float">
            <text:p>51431000</text:p>
          </table:table-cell>
          <table:table-cell office:value-type="float" office:value="51420000" calcext:value-type="float">
            <text:p>51420000</text:p>
          </table:table-cell>
          <table:table-cell office:value-type="float" office:value="51399600" calcext:value-type="float">
            <text:p>51399600</text:p>
          </table:table-cell>
          <table:table-cell office:value-type="float" office:value="51480000" calcext:value-type="float">
            <text:p>51480000</text:p>
          </table:table-cell>
          <table:table-cell office:value-type="float" office:value="51480100" calcext:value-type="float">
            <text:p>51480100</text:p>
          </table:table-cell>
          <table:table-cell office:value-type="float" office:value="51480000" calcext:value-type="float">
            <text:p>51480000</text:p>
          </table:table-cell>
          <table:table-cell table:number-columns-repeated="2" office:value-type="float" office:value="51479900" calcext:value-type="float">
            <text:p>51479900</text:p>
          </table:table-cell>
          <table:table-cell office:value-type="float" office:value="51480000" calcext:value-type="float">
            <text:p>51480000</text:p>
          </table:table-cell>
          <table:table-cell office:value-type="float" office:value="51481000" calcext:value-type="float">
            <text:p>51481000</text:p>
          </table:table-cell>
          <table:table-cell office:value-type="float" office:value="51480600" calcext:value-type="float">
            <text:p>51480600</text:p>
          </table:table-cell>
          <table:table-cell office:value-type="float" office:value="51481100" calcext:value-type="float">
            <text:p>51481100</text:p>
          </table:table-cell>
          <table:table-cell office:value-type="float" office:value="51480300" calcext:value-type="float">
            <text:p>51480300</text:p>
          </table:table-cell>
          <table:table-cell office:value-type="float" office:value="51479700" calcext:value-type="float">
            <text:p>51479700</text:p>
          </table:table-cell>
          <table:table-cell office:value-type="float" office:value="51480100" calcext:value-type="float">
            <text:p>51480100</text:p>
          </table:table-cell>
          <table:table-cell office:value-type="float" office:value="51480600" calcext:value-type="float">
            <text:p>51480600</text:p>
          </table:table-cell>
          <table:table-cell office:value-type="float" office:value="51479900" calcext:value-type="float">
            <text:p>51479900</text:p>
          </table:table-cell>
          <table:table-cell office:value-type="float" office:value="51480500" calcext:value-type="float">
            <text:p>51480500</text:p>
          </table:table-cell>
          <table:table-cell office:value-type="float" office:value="51479100" calcext:value-type="float">
            <text:p>51479100</text:p>
          </table:table-cell>
          <table:table-cell office:value-type="float" office:value="51480100" calcext:value-type="float">
            <text:p>51480100</text:p>
          </table:table-cell>
          <table:table-cell office:value-type="float" office:value="51480200" calcext:value-type="float">
            <text:p>51480200</text:p>
          </table:table-cell>
          <table:table-cell office:value-type="float" office:value="51479900" calcext:value-type="float">
            <text:p>51479900</text:p>
          </table:table-cell>
          <table:table-cell office:value-type="float" office:value="51479600" calcext:value-type="float">
            <text:p>51479600</text:p>
          </table:table-cell>
          <table:table-cell table:number-columns-repeated="2" office:value-type="float" office:value="51512100" calcext:value-type="float">
            <text:p>51512100</text:p>
          </table:table-cell>
          <table:table-cell office:value-type="float" office:value="51512900" calcext:value-type="float">
            <text:p>51512900</text:p>
          </table:table-cell>
          <table:table-cell office:value-type="float" office:value="51510600" calcext:value-type="float">
            <text:p>51510600</text:p>
          </table:table-cell>
          <table:table-cell office:value-type="float" office:value="51515200" calcext:value-type="float">
            <text:p>51515200</text:p>
          </table:table-cell>
          <table:table-cell office:value-type="float" office:value="51510600" calcext:value-type="float">
            <text:p>51510600</text:p>
          </table:table-cell>
          <table:table-cell office:value-type="float" office:value="51513400" calcext:value-type="float">
            <text:p>51513400</text:p>
          </table:table-cell>
          <table:table-cell office:value-type="float" office:value="51513100" calcext:value-type="float">
            <text:p>51513100</text:p>
          </table:table-cell>
          <table:table-cell office:value-type="float" office:value="51514400" calcext:value-type="float">
            <text:p>51514400</text:p>
          </table:table-cell>
          <table:table-cell office:value-type="float" office:value="51516200" calcext:value-type="float">
            <text:p>51516200</text:p>
          </table:table-cell>
          <table:table-cell office:value-type="float" office:value="51513300" calcext:value-type="float">
            <text:p>51513300</text:p>
          </table:table-cell>
          <table:table-cell office:value-type="float" office:value="51513800" calcext:value-type="float">
            <text:p>51513800</text:p>
          </table:table-cell>
          <table:table-cell office:value-type="float" office:value="51514000" calcext:value-type="float">
            <text:p>51514000</text:p>
          </table:table-cell>
          <table:table-cell office:value-type="float" office:value="51514200" calcext:value-type="float">
            <text:p>51514200</text:p>
          </table:table-cell>
          <table:table-cell office:value-type="float" office:value="51511100" calcext:value-type="float">
            <text:p>51511100</text:p>
          </table:table-cell>
          <table:table-cell office:value-type="float" office:value="51513200" calcext:value-type="float">
            <text:p>51513200</text:p>
          </table:table-cell>
          <table:table-cell office:value-type="float" office:value="51513800" calcext:value-type="float">
            <text:p>51513800</text:p>
          </table:table-cell>
          <table:table-cell office:value-type="float" office:value="51515300" calcext:value-type="float">
            <text:p>51515300</text:p>
          </table:table-cell>
          <table:table-cell office:value-type="float" office:value="51512300" calcext:value-type="float">
            <text:p>51512300</text:p>
          </table:table-cell>
          <table:table-cell office:value-type="float" office:value="51513800" calcext:value-type="float">
            <text:p>51513800</text:p>
          </table:table-cell>
          <table:table-cell table:number-columns-repeated="5" office:value-type="float" office:value="51516300" calcext:value-type="float">
            <text:p>51516300</text:p>
          </table:table-cell>
          <table:table-cell office:value-type="float" office:value="51516200" calcext:value-type="float">
            <text:p>51516200</text:p>
          </table:table-cell>
          <table:table-cell table:number-columns-repeated="8" office:value-type="float" office:value="51516300" calcext:value-type="float">
            <text:p>51516300</text:p>
          </table:table-cell>
          <table:table-cell office:value-type="float" office:value="51516400" calcext:value-type="float">
            <text:p>51516400</text:p>
          </table:table-cell>
          <table:table-cell table:number-columns-repeated="2" office:value-type="float" office:value="51516300" calcext:value-type="float">
            <text:p>51516300</text:p>
          </table:table-cell>
          <table:table-cell table:number-columns-repeated="2" office:value-type="float" office:value="51516200" calcext:value-type="float">
            <text:p>51516200</text:p>
          </table:table-cell>
          <table:table-cell office:value-type="float" office:value="51516300" calcext:value-type="float">
            <text:p>51516300</text:p>
          </table:table-cell>
          <table:table-cell office:value-type="float" office:value="51127300" calcext:value-type="float">
            <text:p>51127300</text:p>
          </table:table-cell>
          <table:table-cell office:value-type="float" office:value="51155700" calcext:value-type="float">
            <text:p>51155700</text:p>
          </table:table-cell>
          <table:table-cell office:value-type="float" office:value="51127800" calcext:value-type="float">
            <text:p>51127800</text:p>
          </table:table-cell>
          <table:table-cell office:value-type="float" office:value="51141100" calcext:value-type="float">
            <text:p>51141100</text:p>
          </table:table-cell>
          <table:table-cell office:value-type="float" office:value="51137100" calcext:value-type="float">
            <text:p>51137100</text:p>
          </table:table-cell>
          <table:table-cell office:value-type="float" office:value="51145100" calcext:value-type="float">
            <text:p>51145100</text:p>
          </table:table-cell>
          <table:table-cell office:value-type="float" office:value="51130500" calcext:value-type="float">
            <text:p>51130500</text:p>
          </table:table-cell>
          <table:table-cell office:value-type="float" office:value="51126500" calcext:value-type="float">
            <text:p>51126500</text:p>
          </table:table-cell>
          <table:table-cell office:value-type="float" office:value="51136300" calcext:value-type="float">
            <text:p>51136300</text:p>
          </table:table-cell>
          <table:table-cell office:value-type="float" office:value="51128900" calcext:value-type="float">
            <text:p>51128900</text:p>
          </table:table-cell>
          <table:table-cell office:value-type="float" office:value="51120000" calcext:value-type="float">
            <text:p>51120000</text:p>
          </table:table-cell>
          <table:table-cell office:value-type="float" office:value="51139700" calcext:value-type="float">
            <text:p>51139700</text:p>
          </table:table-cell>
          <table:table-cell office:value-type="float" office:value="51125000" calcext:value-type="float">
            <text:p>51125000</text:p>
          </table:table-cell>
          <table:table-cell office:value-type="float" office:value="51147000" calcext:value-type="float">
            <text:p>51147000</text:p>
          </table:table-cell>
          <table:table-cell office:value-type="float" office:value="51146100" calcext:value-type="float">
            <text:p>51146100</text:p>
          </table:table-cell>
          <table:table-cell office:value-type="float" office:value="51150200" calcext:value-type="float">
            <text:p>51150200</text:p>
          </table:table-cell>
          <table:table-cell office:value-type="float" office:value="51126300" calcext:value-type="float">
            <text:p>51126300</text:p>
          </table:table-cell>
          <table:table-cell office:value-type="float" office:value="51114500" calcext:value-type="float">
            <text:p>51114500</text:p>
          </table:table-cell>
          <table:table-cell office:value-type="float" office:value="51146700" calcext:value-type="float">
            <text:p>51146700</text:p>
          </table:table-cell>
          <table:table-cell office:value-type="float" office:value="51115200" calcext:value-type="float">
            <text:p>51115200</text:p>
          </table:table-cell>
          <table:table-cell office:value-type="float" office:value="51246700" calcext:value-type="float">
            <text:p>51246700</text:p>
          </table:table-cell>
          <table:table-cell office:value-type="float" office:value="51249000" calcext:value-type="float">
            <text:p>51249000</text:p>
          </table:table-cell>
          <table:table-cell office:value-type="float" office:value="51245700" calcext:value-type="float">
            <text:p>51245700</text:p>
          </table:table-cell>
          <table:table-cell office:value-type="float" office:value="51246000" calcext:value-type="float">
            <text:p>51246000</text:p>
          </table:table-cell>
          <table:table-cell office:value-type="float" office:value="51243600" calcext:value-type="float">
            <text:p>51243600</text:p>
          </table:table-cell>
          <table:table-cell office:value-type="float" office:value="51245700" calcext:value-type="float">
            <text:p>51245700</text:p>
          </table:table-cell>
          <table:table-cell office:value-type="float" office:value="51245400" calcext:value-type="float">
            <text:p>51245400</text:p>
          </table:table-cell>
          <table:table-cell office:value-type="float" office:value="51245300" calcext:value-type="float">
            <text:p>51245300</text:p>
          </table:table-cell>
          <table:table-cell office:value-type="float" office:value="51247500" calcext:value-type="float">
            <text:p>51247500</text:p>
          </table:table-cell>
          <table:table-cell office:value-type="float" office:value="51244400" calcext:value-type="float">
            <text:p>51244400</text:p>
          </table:table-cell>
          <table:table-cell office:value-type="float" office:value="51250700" calcext:value-type="float">
            <text:p>51250700</text:p>
          </table:table-cell>
          <table:table-cell office:value-type="float" office:value="51245800" calcext:value-type="float">
            <text:p>51245800</text:p>
          </table:table-cell>
          <table:table-cell office:value-type="float" office:value="51245700" calcext:value-type="float">
            <text:p>51245700</text:p>
          </table:table-cell>
          <table:table-cell office:value-type="float" office:value="51245300" calcext:value-type="float">
            <text:p>51245300</text:p>
          </table:table-cell>
          <table:table-cell office:value-type="float" office:value="51246100" calcext:value-type="float">
            <text:p>51246100</text:p>
          </table:table-cell>
          <table:table-cell office:value-type="float" office:value="51245900" calcext:value-type="float">
            <text:p>51245900</text:p>
          </table:table-cell>
          <table:table-cell office:value-type="float" office:value="51244900" calcext:value-type="float">
            <text:p>51244900</text:p>
          </table:table-cell>
          <table:table-cell office:value-type="float" office:value="51246700" calcext:value-type="float">
            <text:p>51246700</text:p>
          </table:table-cell>
          <table:table-cell office:value-type="float" office:value="51245900" calcext:value-type="float">
            <text:p>51245900</text:p>
          </table:table-cell>
          <table:table-cell office:value-type="float" office:value="51244000" calcext:value-type="float">
            <text:p>51244000</text:p>
          </table:table-cell>
          <table:table-cell office:value-type="float" office:value="51312300" calcext:value-type="float">
            <text:p>51312300</text:p>
          </table:table-cell>
          <table:table-cell office:value-type="float" office:value="51311000" calcext:value-type="float">
            <text:p>51311000</text:p>
          </table:table-cell>
          <table:table-cell office:value-type="float" office:value="51307400" calcext:value-type="float">
            <text:p>51307400</text:p>
          </table:table-cell>
          <table:table-cell office:value-type="float" office:value="51310000" calcext:value-type="float">
            <text:p>51310000</text:p>
          </table:table-cell>
          <table:table-cell office:value-type="float" office:value="51308900" calcext:value-type="float">
            <text:p>51308900</text:p>
          </table:table-cell>
          <table:table-cell office:value-type="float" office:value="51308000" calcext:value-type="float">
            <text:p>51308000</text:p>
          </table:table-cell>
          <table:table-cell office:value-type="float" office:value="51309200" calcext:value-type="float">
            <text:p>51309200</text:p>
          </table:table-cell>
          <table:table-cell office:value-type="float" office:value="51311200" calcext:value-type="float">
            <text:p>51311200</text:p>
          </table:table-cell>
          <table:table-cell office:value-type="float" office:value="51310300" calcext:value-type="float">
            <text:p>51310300</text:p>
          </table:table-cell>
          <table:table-cell office:value-type="float" office:value="51309200" calcext:value-type="float">
            <text:p>51309200</text:p>
          </table:table-cell>
          <table:table-cell office:value-type="float" office:value="51310500" calcext:value-type="float">
            <text:p>51310500</text:p>
          </table:table-cell>
          <table:table-cell office:value-type="float" office:value="51310900" calcext:value-type="float">
            <text:p>51310900</text:p>
          </table:table-cell>
          <table:table-cell office:value-type="float" office:value="51311000" calcext:value-type="float">
            <text:p>51311000</text:p>
          </table:table-cell>
          <table:table-cell office:value-type="float" office:value="51310800" calcext:value-type="float">
            <text:p>51310800</text:p>
          </table:table-cell>
          <table:table-cell office:value-type="float" office:value="51308600" calcext:value-type="float">
            <text:p>51308600</text:p>
          </table:table-cell>
          <table:table-cell office:value-type="float" office:value="51308500" calcext:value-type="float">
            <text:p>51308500</text:p>
          </table:table-cell>
          <table:table-cell office:value-type="float" office:value="51308900" calcext:value-type="float">
            <text:p>51308900</text:p>
          </table:table-cell>
          <table:table-cell office:value-type="float" office:value="51311600" calcext:value-type="float">
            <text:p>51311600</text:p>
          </table:table-cell>
          <table:table-cell office:value-type="float" office:value="51313500" calcext:value-type="float">
            <text:p>51313500</text:p>
          </table:table-cell>
          <table:table-cell office:value-type="float" office:value="51313000" calcext:value-type="float">
            <text:p>51313000</text:p>
          </table:table-cell>
          <table:table-cell table:number-columns-repeated="4" office:value-type="float" office:value="51313500" calcext:value-type="float">
            <text:p>51313500</text:p>
          </table:table-cell>
          <table:table-cell office:value-type="float" office:value="51313800" calcext:value-type="float">
            <text:p>51313800</text:p>
          </table:table-cell>
          <table:table-cell office:value-type="float" office:value="51313600" calcext:value-type="float">
            <text:p>51313600</text:p>
          </table:table-cell>
          <table:table-cell office:value-type="float" office:value="51313700" calcext:value-type="float">
            <text:p>51313700</text:p>
          </table:table-cell>
          <table:table-cell office:value-type="float" office:value="51313900" calcext:value-type="float">
            <text:p>51313900</text:p>
          </table:table-cell>
          <table:table-cell table:number-columns-repeated="3" office:value-type="float" office:value="51313500" calcext:value-type="float">
            <text:p>51313500</text:p>
          </table:table-cell>
          <table:table-cell office:value-type="float" office:value="51313600" calcext:value-type="float">
            <text:p>51313600</text:p>
          </table:table-cell>
          <table:table-cell table:number-columns-repeated="7" office:value-type="float" office:value="51313500" calcext:value-type="float">
            <text:p>51313500</text:p>
          </table:table-cell>
          <table:table-cell office:value-type="float" office:value="51313900" calcext:value-type="float">
            <text:p>51313900</text:p>
          </table:table-cell>
          <table:table-cell office:value-type="float" office:value="50931900" calcext:value-type="float">
            <text:p>50931900</text:p>
          </table:table-cell>
          <table:table-cell office:value-type="float" office:value="50944500" calcext:value-type="float">
            <text:p>50944500</text:p>
          </table:table-cell>
          <table:table-cell office:value-type="float" office:value="50935700" calcext:value-type="float">
            <text:p>50935700</text:p>
          </table:table-cell>
          <table:table-cell office:value-type="float" office:value="50935800" calcext:value-type="float">
            <text:p>50935800</text:p>
          </table:table-cell>
          <table:table-cell office:value-type="float" office:value="50934200" calcext:value-type="float">
            <text:p>50934200</text:p>
          </table:table-cell>
          <table:table-cell office:value-type="float" office:value="50944700" calcext:value-type="float">
            <text:p>50944700</text:p>
          </table:table-cell>
          <table:table-cell office:value-type="float" office:value="50952700" calcext:value-type="float">
            <text:p>50952700</text:p>
          </table:table-cell>
          <table:table-cell office:value-type="float" office:value="50935400" calcext:value-type="float">
            <text:p>50935400</text:p>
          </table:table-cell>
          <table:table-cell office:value-type="float" office:value="50956700" calcext:value-type="float">
            <text:p>50956700</text:p>
          </table:table-cell>
          <table:table-cell office:value-type="float" office:value="50932800" calcext:value-type="float">
            <text:p>50932800</text:p>
          </table:table-cell>
          <table:table-cell office:value-type="float" office:value="50923500" calcext:value-type="float">
            <text:p>50923500</text:p>
          </table:table-cell>
          <table:table-cell office:value-type="float" office:value="50921900" calcext:value-type="float">
            <text:p>50921900</text:p>
          </table:table-cell>
          <table:table-cell office:value-type="float" office:value="50935100" calcext:value-type="float">
            <text:p>50935100</text:p>
          </table:table-cell>
          <table:table-cell office:value-type="float" office:value="50918500" calcext:value-type="float">
            <text:p>50918500</text:p>
          </table:table-cell>
          <table:table-cell office:value-type="float" office:value="50940500" calcext:value-type="float">
            <text:p>50940500</text:p>
          </table:table-cell>
          <table:table-cell office:value-type="float" office:value="50925200" calcext:value-type="float">
            <text:p>50925200</text:p>
          </table:table-cell>
          <table:table-cell office:value-type="float" office:value="50933700" calcext:value-type="float">
            <text:p>50933700</text:p>
          </table:table-cell>
          <table:table-cell office:value-type="float" office:value="50935100" calcext:value-type="float">
            <text:p>50935100</text:p>
          </table:table-cell>
          <table:table-cell office:value-type="float" office:value="50914600" calcext:value-type="float">
            <text:p>50914600</text:p>
          </table:table-cell>
          <table:table-cell office:value-type="float" office:value="50929600" calcext:value-type="float">
            <text:p>50929600</text:p>
          </table:table-cell>
          <table:table-cell office:value-type="float" office:value="51054500" calcext:value-type="float">
            <text:p>51054500</text:p>
          </table:table-cell>
          <table:table-cell office:value-type="float" office:value="51054900" calcext:value-type="float">
            <text:p>51054900</text:p>
          </table:table-cell>
          <table:table-cell office:value-type="float" office:value="51053700" calcext:value-type="float">
            <text:p>51053700</text:p>
          </table:table-cell>
          <table:table-cell office:value-type="float" office:value="51055400" calcext:value-type="float">
            <text:p>51055400</text:p>
          </table:table-cell>
          <table:table-cell office:value-type="float" office:value="51056000" calcext:value-type="float">
            <text:p>51056000</text:p>
          </table:table-cell>
          <table:table-cell office:value-type="float" office:value="51056100" calcext:value-type="float">
            <text:p>51056100</text:p>
          </table:table-cell>
          <table:table-cell office:value-type="float" office:value="51053900" calcext:value-type="float">
            <text:p>51053900</text:p>
          </table:table-cell>
          <table:table-cell office:value-type="float" office:value="51057300" calcext:value-type="float">
            <text:p>51057300</text:p>
          </table:table-cell>
          <table:table-cell office:value-type="float" office:value="51055900" calcext:value-type="float">
            <text:p>51055900</text:p>
          </table:table-cell>
          <table:table-cell office:value-type="float" office:value="51054900" calcext:value-type="float">
            <text:p>51054900</text:p>
          </table:table-cell>
          <table:table-cell office:value-type="float" office:value="51053300" calcext:value-type="float">
            <text:p>51053300</text:p>
          </table:table-cell>
          <table:table-cell office:value-type="float" office:value="51055500" calcext:value-type="float">
            <text:p>51055500</text:p>
          </table:table-cell>
          <table:table-cell office:value-type="float" office:value="51058600" calcext:value-type="float">
            <text:p>51058600</text:p>
          </table:table-cell>
          <table:table-cell office:value-type="float" office:value="51050100" calcext:value-type="float">
            <text:p>51050100</text:p>
          </table:table-cell>
          <table:table-cell office:value-type="float" office:value="51056300" calcext:value-type="float">
            <text:p>51056300</text:p>
          </table:table-cell>
          <table:table-cell office:value-type="float" office:value="51056900" calcext:value-type="float">
            <text:p>51056900</text:p>
          </table:table-cell>
          <table:table-cell office:value-type="float" office:value="51056600" calcext:value-type="float">
            <text:p>51056600</text:p>
          </table:table-cell>
          <table:table-cell office:value-type="float" office:value="51054600" calcext:value-type="float">
            <text:p>51054600</text:p>
          </table:table-cell>
          <table:table-cell office:value-type="float" office:value="51055500" calcext:value-type="float">
            <text:p>51055500</text:p>
          </table:table-cell>
          <table:table-cell office:value-type="float" office:value="51054900" calcext:value-type="float">
            <text:p>51054900</text:p>
          </table:table-cell>
          <table:table-cell office:value-type="float" office:value="51103400" calcext:value-type="float">
            <text:p>51103400</text:p>
          </table:table-cell>
          <table:table-cell office:value-type="float" office:value="51101500" calcext:value-type="float">
            <text:p>51101500</text:p>
          </table:table-cell>
          <table:table-cell office:value-type="float" office:value="51106300" calcext:value-type="float">
            <text:p>51106300</text:p>
          </table:table-cell>
          <table:table-cell office:value-type="float" office:value="51105400" calcext:value-type="float">
            <text:p>51105400</text:p>
          </table:table-cell>
          <table:table-cell office:value-type="float" office:value="51103700" calcext:value-type="float">
            <text:p>51103700</text:p>
          </table:table-cell>
          <table:table-cell office:value-type="float" office:value="51099600" calcext:value-type="float">
            <text:p>51099600</text:p>
          </table:table-cell>
          <table:table-cell office:value-type="float" office:value="51104500" calcext:value-type="float">
            <text:p>51104500</text:p>
          </table:table-cell>
          <table:table-cell office:value-type="float" office:value="51105600" calcext:value-type="float">
            <text:p>51105600</text:p>
          </table:table-cell>
          <table:table-cell office:value-type="float" office:value="51105300" calcext:value-type="float">
            <text:p>51105300</text:p>
          </table:table-cell>
          <table:table-cell office:value-type="float" office:value="51103000" calcext:value-type="float">
            <text:p>51103000</text:p>
          </table:table-cell>
          <table:table-cell office:value-type="float" office:value="51104800" calcext:value-type="float">
            <text:p>51104800</text:p>
          </table:table-cell>
          <table:table-cell office:value-type="float" office:value="51108800" calcext:value-type="float">
            <text:p>51108800</text:p>
          </table:table-cell>
          <table:table-cell office:value-type="float" office:value="51103800" calcext:value-type="float">
            <text:p>51103800</text:p>
          </table:table-cell>
          <table:table-cell office:value-type="float" office:value="51106000" calcext:value-type="float">
            <text:p>51106000</text:p>
          </table:table-cell>
          <table:table-cell office:value-type="float" office:value="51105300" calcext:value-type="float">
            <text:p>51105300</text:p>
          </table:table-cell>
          <table:table-cell office:value-type="float" office:value="51104600" calcext:value-type="float">
            <text:p>51104600</text:p>
          </table:table-cell>
          <table:table-cell office:value-type="float" office:value="51105900" calcext:value-type="float">
            <text:p>51105900</text:p>
          </table:table-cell>
          <table:table-cell office:value-type="float" office:value="51102900" calcext:value-type="float">
            <text:p>51102900</text:p>
          </table:table-cell>
          <table:table-cell office:value-type="float" office:value="51105900" calcext:value-type="float">
            <text:p>51105900</text:p>
          </table:table-cell>
          <table:table-cell office:value-type="float" office:value="51102800" calcext:value-type="float">
            <text:p>51102800</text:p>
          </table:table-cell>
          <table:table-cell table:number-columns-repeated="8" office:value-type="float" office:value="51108800" calcext:value-type="float">
            <text:p>51108800</text:p>
          </table:table-cell>
          <table:table-cell office:value-type="float" office:value="51108900" calcext:value-type="float">
            <text:p>51108900</text:p>
          </table:table-cell>
          <table:table-cell office:value-type="float" office:value="51108800" calcext:value-type="float">
            <text:p>51108800</text:p>
          </table:table-cell>
          <table:table-cell office:value-type="float" office:value="51108900" calcext:value-type="float">
            <text:p>51108900</text:p>
          </table:table-cell>
          <table:table-cell table:number-columns-repeated="2" office:value-type="float" office:value="51108800" calcext:value-type="float">
            <text:p>51108800</text:p>
          </table:table-cell>
          <table:table-cell table:number-columns-repeated="2" office:value-type="float" office:value="51108900" calcext:value-type="float">
            <text:p>51108900</text:p>
          </table:table-cell>
          <table:table-cell table:number-columns-repeated="5" office:value-type="float" office:value="51108800" calcext:value-type="float">
            <text:p>51108800</text:p>
          </table:table-cell>
          <table:table-cell office:value-type="float" office:value="50623300" calcext:value-type="float">
            <text:p>50623300</text:p>
          </table:table-cell>
          <table:table-cell office:value-type="float" office:value="50626200" calcext:value-type="float">
            <text:p>50626200</text:p>
          </table:table-cell>
          <table:table-cell office:value-type="float" office:value="50653600" calcext:value-type="float">
            <text:p>50653600</text:p>
          </table:table-cell>
          <table:table-cell office:value-type="float" office:value="50637100" calcext:value-type="float">
            <text:p>50637100</text:p>
          </table:table-cell>
          <table:table-cell office:value-type="float" office:value="50639000" calcext:value-type="float">
            <text:p>50639000</text:p>
          </table:table-cell>
          <table:table-cell office:value-type="float" office:value="50645600" calcext:value-type="float">
            <text:p>50645600</text:p>
          </table:table-cell>
          <table:table-cell office:value-type="float" office:value="50622900" calcext:value-type="float">
            <text:p>50622900</text:p>
          </table:table-cell>
          <table:table-cell office:value-type="float" office:value="50646400" calcext:value-type="float">
            <text:p>50646400</text:p>
          </table:table-cell>
          <table:table-cell office:value-type="float" office:value="50645800" calcext:value-type="float">
            <text:p>50645800</text:p>
          </table:table-cell>
          <table:table-cell office:value-type="float" office:value="50627700" calcext:value-type="float">
            <text:p>50627700</text:p>
          </table:table-cell>
          <table:table-cell office:value-type="float" office:value="50623200" calcext:value-type="float">
            <text:p>50623200</text:p>
          </table:table-cell>
          <table:table-cell office:value-type="float" office:value="50632500" calcext:value-type="float">
            <text:p>50632500</text:p>
          </table:table-cell>
          <table:table-cell office:value-type="float" office:value="50633800" calcext:value-type="float">
            <text:p>50633800</text:p>
          </table:table-cell>
          <table:table-cell office:value-type="float" office:value="50654300" calcext:value-type="float">
            <text:p>50654300</text:p>
          </table:table-cell>
          <table:table-cell office:value-type="float" office:value="50643200" calcext:value-type="float">
            <text:p>50643200</text:p>
          </table:table-cell>
          <table:table-cell office:value-type="float" office:value="50643300" calcext:value-type="float">
            <text:p>50643300</text:p>
          </table:table-cell>
          <table:table-cell office:value-type="float" office:value="50638700" calcext:value-type="float">
            <text:p>50638700</text:p>
          </table:table-cell>
          <table:table-cell office:value-type="float" office:value="50624100" calcext:value-type="float">
            <text:p>50624100</text:p>
          </table:table-cell>
          <table:table-cell office:value-type="float" office:value="50647700" calcext:value-type="float">
            <text:p>50647700</text:p>
          </table:table-cell>
          <table:table-cell office:value-type="float" office:value="50637200" calcext:value-type="float">
            <text:p>50637200</text:p>
          </table:table-cell>
          <table:table-cell office:value-type="float" office:value="50839200" calcext:value-type="float">
            <text:p>50839200</text:p>
          </table:table-cell>
          <table:table-cell office:value-type="float" office:value="50838100" calcext:value-type="float">
            <text:p>50838100</text:p>
          </table:table-cell>
          <table:table-cell office:value-type="float" office:value="50839700" calcext:value-type="float">
            <text:p>50839700</text:p>
          </table:table-cell>
          <table:table-cell office:value-type="float" office:value="50836300" calcext:value-type="float">
            <text:p>50836300</text:p>
          </table:table-cell>
          <table:table-cell table:number-columns-repeated="2" office:value-type="float" office:value="50840500" calcext:value-type="float">
            <text:p>50840500</text:p>
          </table:table-cell>
          <table:table-cell office:value-type="float" office:value="50836500" calcext:value-type="float">
            <text:p>50836500</text:p>
          </table:table-cell>
          <table:table-cell office:value-type="float" office:value="50839000" calcext:value-type="float">
            <text:p>50839000</text:p>
          </table:table-cell>
          <table:table-cell office:value-type="float" office:value="50839300" calcext:value-type="float">
            <text:p>50839300</text:p>
          </table:table-cell>
          <table:table-cell office:value-type="float" office:value="50836700" calcext:value-type="float">
            <text:p>50836700</text:p>
          </table:table-cell>
          <table:table-cell office:value-type="float" office:value="50838100" calcext:value-type="float">
            <text:p>50838100</text:p>
          </table:table-cell>
          <table:table-cell office:value-type="float" office:value="50837900" calcext:value-type="float">
            <text:p>50837900</text:p>
          </table:table-cell>
          <table:table-cell office:value-type="float" office:value="50831900" calcext:value-type="float">
            <text:p>50831900</text:p>
          </table:table-cell>
          <table:table-cell office:value-type="float" office:value="50840600" calcext:value-type="float">
            <text:p>50840600</text:p>
          </table:table-cell>
          <table:table-cell office:value-type="float" office:value="50840500" calcext:value-type="float">
            <text:p>50840500</text:p>
          </table:table-cell>
          <table:table-cell office:value-type="float" office:value="50839000" calcext:value-type="float">
            <text:p>50839000</text:p>
          </table:table-cell>
          <table:table-cell office:value-type="float" office:value="50840900" calcext:value-type="float">
            <text:p>50840900</text:p>
          </table:table-cell>
          <table:table-cell office:value-type="float" office:value="50841200" calcext:value-type="float">
            <text:p>50841200</text:p>
          </table:table-cell>
          <table:table-cell office:value-type="float" office:value="50840100" calcext:value-type="float">
            <text:p>50840100</text:p>
          </table:table-cell>
          <table:table-cell office:value-type="float" office:value="50843300" calcext:value-type="float">
            <text:p>50843300</text:p>
          </table:table-cell>
          <table:table-cell office:value-type="float" office:value="50951600" calcext:value-type="float">
            <text:p>50951600</text:p>
          </table:table-cell>
          <table:table-cell office:value-type="float" office:value="50953900" calcext:value-type="float">
            <text:p>50953900</text:p>
          </table:table-cell>
          <table:table-cell office:value-type="float" office:value="50953700" calcext:value-type="float">
            <text:p>50953700</text:p>
          </table:table-cell>
          <table:table-cell office:value-type="float" office:value="50952600" calcext:value-type="float">
            <text:p>50952600</text:p>
          </table:table-cell>
          <table:table-cell office:value-type="float" office:value="50949800" calcext:value-type="float">
            <text:p>50949800</text:p>
          </table:table-cell>
          <table:table-cell office:value-type="float" office:value="50955200" calcext:value-type="float">
            <text:p>50955200</text:p>
          </table:table-cell>
          <table:table-cell office:value-type="float" office:value="50955500" calcext:value-type="float">
            <text:p>50955500</text:p>
          </table:table-cell>
          <table:table-cell office:value-type="float" office:value="50954600" calcext:value-type="float">
            <text:p>50954600</text:p>
          </table:table-cell>
          <table:table-cell office:value-type="float" office:value="50955400" calcext:value-type="float">
            <text:p>50955400</text:p>
          </table:table-cell>
          <table:table-cell office:value-type="float" office:value="50953100" calcext:value-type="float">
            <text:p>50953100</text:p>
          </table:table-cell>
          <table:table-cell office:value-type="float" office:value="50952500" calcext:value-type="float">
            <text:p>50952500</text:p>
          </table:table-cell>
          <table:table-cell office:value-type="float" office:value="50954700" calcext:value-type="float">
            <text:p>50954700</text:p>
          </table:table-cell>
          <table:table-cell office:value-type="float" office:value="50954000" calcext:value-type="float">
            <text:p>50954000</text:p>
          </table:table-cell>
          <table:table-cell office:value-type="float" office:value="50951900" calcext:value-type="float">
            <text:p>50951900</text:p>
          </table:table-cell>
          <table:table-cell office:value-type="float" office:value="50952900" calcext:value-type="float">
            <text:p>50952900</text:p>
          </table:table-cell>
          <table:table-cell office:value-type="float" office:value="50954300" calcext:value-type="float">
            <text:p>50954300</text:p>
          </table:table-cell>
          <table:table-cell office:value-type="float" office:value="50953000" calcext:value-type="float">
            <text:p>50953000</text:p>
          </table:table-cell>
          <table:table-cell office:value-type="float" office:value="50952800" calcext:value-type="float">
            <text:p>50952800</text:p>
          </table:table-cell>
          <table:table-cell office:value-type="float" office:value="50952400" calcext:value-type="float">
            <text:p>50952400</text:p>
          </table:table-cell>
          <table:table-cell office:value-type="float" office:value="50950800" calcext:value-type="float">
            <text:p>50950800</text:p>
          </table:table-cell>
          <table:table-cell table:number-columns-repeated="16" office:value-type="float" office:value="50955600" calcext:value-type="float">
            <text:p>50955600</text:p>
          </table:table-cell>
          <table:table-cell office:value-type="float" office:value="50955700" calcext:value-type="float">
            <text:p>50955700</text:p>
          </table:table-cell>
          <table:table-cell table:number-columns-repeated="3" office:value-type="float" office:value="50955600" calcext:value-type="float">
            <text:p>50955600</text:p>
          </table:table-cell>
          <table:table-cell table:number-columns-repeated="22" office:value-type="float" office:value="51516400" calcext:value-type="float">
            <text:p>51516400</text:p>
          </table:table-cell>
          <table:table-cell table:number-columns-repeated="2"/>
          <table:table-cell table:formula="of:=MAX([.A5:.ME5])" office:value-type="float" office:value="51516400" calcext:value-type="float">
            <text:p>51516400</text:p>
          </table:table-cell>
          <table:table-cell table:number-columns-repeated="3"/>
        </table:table-row>
        <table:table-row table:style-name="ro1">
          <table:table-cell office:value-type="float" office:value="51074100" calcext:value-type="float">
            <text:p>51074100</text:p>
          </table:table-cell>
          <table:table-cell office:value-type="float" office:value="51111600" calcext:value-type="float">
            <text:p>51111600</text:p>
          </table:table-cell>
          <table:table-cell office:value-type="float" office:value="51111500" calcext:value-type="float">
            <text:p>51111500</text:p>
          </table:table-cell>
          <table:table-cell office:value-type="float" office:value="51107000" calcext:value-type="float">
            <text:p>51107000</text:p>
          </table:table-cell>
          <table:table-cell office:value-type="float" office:value="51099500" calcext:value-type="float">
            <text:p>51099500</text:p>
          </table:table-cell>
          <table:table-cell office:value-type="float" office:value="51103400" calcext:value-type="float">
            <text:p>51103400</text:p>
          </table:table-cell>
          <table:table-cell office:value-type="float" office:value="51091600" calcext:value-type="float">
            <text:p>51091600</text:p>
          </table:table-cell>
          <table:table-cell office:value-type="float" office:value="51101200" calcext:value-type="float">
            <text:p>51101200</text:p>
          </table:table-cell>
          <table:table-cell office:value-type="float" office:value="51094700" calcext:value-type="float">
            <text:p>51094700</text:p>
          </table:table-cell>
          <table:table-cell office:value-type="float" office:value="51109500" calcext:value-type="float">
            <text:p>51109500</text:p>
          </table:table-cell>
          <table:table-cell office:value-type="float" office:value="51104700" calcext:value-type="float">
            <text:p>51104700</text:p>
          </table:table-cell>
          <table:table-cell office:value-type="float" office:value="51099800" calcext:value-type="float">
            <text:p>51099800</text:p>
          </table:table-cell>
          <table:table-cell office:value-type="float" office:value="51087800" calcext:value-type="float">
            <text:p>51087800</text:p>
          </table:table-cell>
          <table:table-cell office:value-type="float" office:value="51081800" calcext:value-type="float">
            <text:p>51081800</text:p>
          </table:table-cell>
          <table:table-cell office:value-type="float" office:value="51082200" calcext:value-type="float">
            <text:p>51082200</text:p>
          </table:table-cell>
          <table:table-cell office:value-type="float" office:value="51106100" calcext:value-type="float">
            <text:p>51106100</text:p>
          </table:table-cell>
          <table:table-cell office:value-type="float" office:value="51087300" calcext:value-type="float">
            <text:p>51087300</text:p>
          </table:table-cell>
          <table:table-cell office:value-type="float" office:value="51084300" calcext:value-type="float">
            <text:p>51084300</text:p>
          </table:table-cell>
          <table:table-cell office:value-type="float" office:value="51093100" calcext:value-type="float">
            <text:p>51093100</text:p>
          </table:table-cell>
          <table:table-cell office:value-type="float" office:value="51095400" calcext:value-type="float">
            <text:p>51095400</text:p>
          </table:table-cell>
          <table:table-cell office:value-type="float" office:value="51189500" calcext:value-type="float">
            <text:p>51189500</text:p>
          </table:table-cell>
          <table:table-cell office:value-type="float" office:value="51188700" calcext:value-type="float">
            <text:p>51188700</text:p>
          </table:table-cell>
          <table:table-cell office:value-type="float" office:value="51188300" calcext:value-type="float">
            <text:p>51188300</text:p>
          </table:table-cell>
          <table:table-cell office:value-type="float" office:value="51188400" calcext:value-type="float">
            <text:p>51188400</text:p>
          </table:table-cell>
          <table:table-cell office:value-type="float" office:value="51188300" calcext:value-type="float">
            <text:p>51188300</text:p>
          </table:table-cell>
          <table:table-cell table:number-columns-repeated="2" office:value-type="float" office:value="51188800" calcext:value-type="float">
            <text:p>51188800</text:p>
          </table:table-cell>
          <table:table-cell office:value-type="float" office:value="51187900" calcext:value-type="float">
            <text:p>51187900</text:p>
          </table:table-cell>
          <table:table-cell office:value-type="float" office:value="51189100" calcext:value-type="float">
            <text:p>51189100</text:p>
          </table:table-cell>
          <table:table-cell office:value-type="float" office:value="51188800" calcext:value-type="float">
            <text:p>51188800</text:p>
          </table:table-cell>
          <table:table-cell office:value-type="float" office:value="51187900" calcext:value-type="float">
            <text:p>51187900</text:p>
          </table:table-cell>
          <table:table-cell office:value-type="float" office:value="51189500" calcext:value-type="float">
            <text:p>51189500</text:p>
          </table:table-cell>
          <table:table-cell office:value-type="float" office:value="51187200" calcext:value-type="float">
            <text:p>51187200</text:p>
          </table:table-cell>
          <table:table-cell office:value-type="float" office:value="51187600" calcext:value-type="float">
            <text:p>51187600</text:p>
          </table:table-cell>
          <table:table-cell office:value-type="float" office:value="51188000" calcext:value-type="float">
            <text:p>51188000</text:p>
          </table:table-cell>
          <table:table-cell office:value-type="float" office:value="51190300" calcext:value-type="float">
            <text:p>51190300</text:p>
          </table:table-cell>
          <table:table-cell office:value-type="float" office:value="51189100" calcext:value-type="float">
            <text:p>51189100</text:p>
          </table:table-cell>
          <table:table-cell office:value-type="float" office:value="51188400" calcext:value-type="float">
            <text:p>51188400</text:p>
          </table:table-cell>
          <table:table-cell office:value-type="float" office:value="51187700" calcext:value-type="float">
            <text:p>51187700</text:p>
          </table:table-cell>
          <table:table-cell office:value-type="float" office:value="51188300" calcext:value-type="float">
            <text:p>51188300</text:p>
          </table:table-cell>
          <table:table-cell office:value-type="float" office:value="51237000" calcext:value-type="float">
            <text:p>51237000</text:p>
          </table:table-cell>
          <table:table-cell office:value-type="float" office:value="51236800" calcext:value-type="float">
            <text:p>51236800</text:p>
          </table:table-cell>
          <table:table-cell office:value-type="float" office:value="51240800" calcext:value-type="float">
            <text:p>51240800</text:p>
          </table:table-cell>
          <table:table-cell office:value-type="float" office:value="51235900" calcext:value-type="float">
            <text:p>51235900</text:p>
          </table:table-cell>
          <table:table-cell office:value-type="float" office:value="51234300" calcext:value-type="float">
            <text:p>51234300</text:p>
          </table:table-cell>
          <table:table-cell office:value-type="float" office:value="51237700" calcext:value-type="float">
            <text:p>51237700</text:p>
          </table:table-cell>
          <table:table-cell office:value-type="float" office:value="51234800" calcext:value-type="float">
            <text:p>51234800</text:p>
          </table:table-cell>
          <table:table-cell office:value-type="float" office:value="51237100" calcext:value-type="float">
            <text:p>51237100</text:p>
          </table:table-cell>
          <table:table-cell office:value-type="float" office:value="51237500" calcext:value-type="float">
            <text:p>51237500</text:p>
          </table:table-cell>
          <table:table-cell office:value-type="float" office:value="51237700" calcext:value-type="float">
            <text:p>51237700</text:p>
          </table:table-cell>
          <table:table-cell office:value-type="float" office:value="51236600" calcext:value-type="float">
            <text:p>51236600</text:p>
          </table:table-cell>
          <table:table-cell office:value-type="float" office:value="51237400" calcext:value-type="float">
            <text:p>51237400</text:p>
          </table:table-cell>
          <table:table-cell office:value-type="float" office:value="51239400" calcext:value-type="float">
            <text:p>51239400</text:p>
          </table:table-cell>
          <table:table-cell office:value-type="float" office:value="51236300" calcext:value-type="float">
            <text:p>51236300</text:p>
          </table:table-cell>
          <table:table-cell office:value-type="float" office:value="51238300" calcext:value-type="float">
            <text:p>51238300</text:p>
          </table:table-cell>
          <table:table-cell office:value-type="float" office:value="51235300" calcext:value-type="float">
            <text:p>51235300</text:p>
          </table:table-cell>
          <table:table-cell office:value-type="float" office:value="51235000" calcext:value-type="float">
            <text:p>51235000</text:p>
          </table:table-cell>
          <table:table-cell office:value-type="float" office:value="51236100" calcext:value-type="float">
            <text:p>51236100</text:p>
          </table:table-cell>
          <table:table-cell office:value-type="float" office:value="51235700" calcext:value-type="float">
            <text:p>51235700</text:p>
          </table:table-cell>
          <table:table-cell office:value-type="float" office:value="51232500" calcext:value-type="float">
            <text:p>51232500</text:p>
          </table:table-cell>
          <table:table-cell office:value-type="float" office:value="51240900" calcext:value-type="float">
            <text:p>51240900</text:p>
          </table:table-cell>
          <table:table-cell table:number-columns-repeated="5" office:value-type="float" office:value="51240800" calcext:value-type="float">
            <text:p>51240800</text:p>
          </table:table-cell>
          <table:table-cell office:value-type="float" office:value="51240900" calcext:value-type="float">
            <text:p>51240900</text:p>
          </table:table-cell>
          <table:table-cell table:number-columns-repeated="13" office:value-type="float" office:value="51240800" calcext:value-type="float">
            <text:p>51240800</text:p>
          </table:table-cell>
          <table:table-cell office:value-type="float" office:value="50940300" calcext:value-type="float">
            <text:p>50940300</text:p>
          </table:table-cell>
          <table:table-cell office:value-type="float" office:value="50949500" calcext:value-type="float">
            <text:p>50949500</text:p>
          </table:table-cell>
          <table:table-cell office:value-type="float" office:value="50921300" calcext:value-type="float">
            <text:p>50921300</text:p>
          </table:table-cell>
          <table:table-cell office:value-type="float" office:value="50919700" calcext:value-type="float">
            <text:p>50919700</text:p>
          </table:table-cell>
          <table:table-cell office:value-type="float" office:value="50928600" calcext:value-type="float">
            <text:p>50928600</text:p>
          </table:table-cell>
          <table:table-cell office:value-type="float" office:value="50941300" calcext:value-type="float">
            <text:p>50941300</text:p>
          </table:table-cell>
          <table:table-cell office:value-type="float" office:value="50937800" calcext:value-type="float">
            <text:p>50937800</text:p>
          </table:table-cell>
          <table:table-cell office:value-type="float" office:value="50917800" calcext:value-type="float">
            <text:p>50917800</text:p>
          </table:table-cell>
          <table:table-cell office:value-type="float" office:value="50922100" calcext:value-type="float">
            <text:p>50922100</text:p>
          </table:table-cell>
          <table:table-cell office:value-type="float" office:value="50943500" calcext:value-type="float">
            <text:p>50943500</text:p>
          </table:table-cell>
          <table:table-cell office:value-type="float" office:value="50935900" calcext:value-type="float">
            <text:p>50935900</text:p>
          </table:table-cell>
          <table:table-cell office:value-type="float" office:value="50949200" calcext:value-type="float">
            <text:p>50949200</text:p>
          </table:table-cell>
          <table:table-cell office:value-type="float" office:value="50931000" calcext:value-type="float">
            <text:p>50931000</text:p>
          </table:table-cell>
          <table:table-cell office:value-type="float" office:value="50936100" calcext:value-type="float">
            <text:p>50936100</text:p>
          </table:table-cell>
          <table:table-cell office:value-type="float" office:value="50934600" calcext:value-type="float">
            <text:p>50934600</text:p>
          </table:table-cell>
          <table:table-cell office:value-type="float" office:value="50925100" calcext:value-type="float">
            <text:p>50925100</text:p>
          </table:table-cell>
          <table:table-cell office:value-type="float" office:value="50947600" calcext:value-type="float">
            <text:p>50947600</text:p>
          </table:table-cell>
          <table:table-cell office:value-type="float" office:value="50932800" calcext:value-type="float">
            <text:p>50932800</text:p>
          </table:table-cell>
          <table:table-cell office:value-type="float" office:value="50949900" calcext:value-type="float">
            <text:p>50949900</text:p>
          </table:table-cell>
          <table:table-cell office:value-type="float" office:value="50918600" calcext:value-type="float">
            <text:p>50918600</text:p>
          </table:table-cell>
          <table:table-cell office:value-type="float" office:value="51069500" calcext:value-type="float">
            <text:p>51069500</text:p>
          </table:table-cell>
          <table:table-cell office:value-type="float" office:value="51071000" calcext:value-type="float">
            <text:p>51071000</text:p>
          </table:table-cell>
          <table:table-cell office:value-type="float" office:value="51072100" calcext:value-type="float">
            <text:p>51072100</text:p>
          </table:table-cell>
          <table:table-cell office:value-type="float" office:value="51070400" calcext:value-type="float">
            <text:p>51070400</text:p>
          </table:table-cell>
          <table:table-cell office:value-type="float" office:value="51068800" calcext:value-type="float">
            <text:p>51068800</text:p>
          </table:table-cell>
          <table:table-cell office:value-type="float" office:value="51072100" calcext:value-type="float">
            <text:p>51072100</text:p>
          </table:table-cell>
          <table:table-cell table:number-columns-repeated="2" office:value-type="float" office:value="51070900" calcext:value-type="float">
            <text:p>51070900</text:p>
          </table:table-cell>
          <table:table-cell office:value-type="float" office:value="51069300" calcext:value-type="float">
            <text:p>51069300</text:p>
          </table:table-cell>
          <table:table-cell office:value-type="float" office:value="51071600" calcext:value-type="float">
            <text:p>51071600</text:p>
          </table:table-cell>
          <table:table-cell office:value-type="float" office:value="51069100" calcext:value-type="float">
            <text:p>51069100</text:p>
          </table:table-cell>
          <table:table-cell office:value-type="float" office:value="51070600" calcext:value-type="float">
            <text:p>51070600</text:p>
          </table:table-cell>
          <table:table-cell office:value-type="float" office:value="51073600" calcext:value-type="float">
            <text:p>51073600</text:p>
          </table:table-cell>
          <table:table-cell office:value-type="float" office:value="51070200" calcext:value-type="float">
            <text:p>51070200</text:p>
          </table:table-cell>
          <table:table-cell office:value-type="float" office:value="51072100" calcext:value-type="float">
            <text:p>51072100</text:p>
          </table:table-cell>
          <table:table-cell office:value-type="float" office:value="51072400" calcext:value-type="float">
            <text:p>51072400</text:p>
          </table:table-cell>
          <table:table-cell office:value-type="float" office:value="51071100" calcext:value-type="float">
            <text:p>51071100</text:p>
          </table:table-cell>
          <table:table-cell office:value-type="float" office:value="51068200" calcext:value-type="float">
            <text:p>51068200</text:p>
          </table:table-cell>
          <table:table-cell office:value-type="float" office:value="51070700" calcext:value-type="float">
            <text:p>51070700</text:p>
          </table:table-cell>
          <table:table-cell office:value-type="float" office:value="51070000" calcext:value-type="float">
            <text:p>51070000</text:p>
          </table:table-cell>
          <table:table-cell office:value-type="float" office:value="51128100" calcext:value-type="float">
            <text:p>51128100</text:p>
          </table:table-cell>
          <table:table-cell office:value-type="float" office:value="51127000" calcext:value-type="float">
            <text:p>51127000</text:p>
          </table:table-cell>
          <table:table-cell office:value-type="float" office:value="51128100" calcext:value-type="float">
            <text:p>51128100</text:p>
          </table:table-cell>
          <table:table-cell office:value-type="float" office:value="51126100" calcext:value-type="float">
            <text:p>51126100</text:p>
          </table:table-cell>
          <table:table-cell office:value-type="float" office:value="51126600" calcext:value-type="float">
            <text:p>51126600</text:p>
          </table:table-cell>
          <table:table-cell office:value-type="float" office:value="51127100" calcext:value-type="float">
            <text:p>51127100</text:p>
          </table:table-cell>
          <table:table-cell office:value-type="float" office:value="51127000" calcext:value-type="float">
            <text:p>51127000</text:p>
          </table:table-cell>
          <table:table-cell office:value-type="float" office:value="51123700" calcext:value-type="float">
            <text:p>51123700</text:p>
          </table:table-cell>
          <table:table-cell office:value-type="float" office:value="51126100" calcext:value-type="float">
            <text:p>51126100</text:p>
          </table:table-cell>
          <table:table-cell office:value-type="float" office:value="51126700" calcext:value-type="float">
            <text:p>51126700</text:p>
          </table:table-cell>
          <table:table-cell office:value-type="float" office:value="51124800" calcext:value-type="float">
            <text:p>51124800</text:p>
          </table:table-cell>
          <table:table-cell office:value-type="float" office:value="51126500" calcext:value-type="float">
            <text:p>51126500</text:p>
          </table:table-cell>
          <table:table-cell office:value-type="float" office:value="51128900" calcext:value-type="float">
            <text:p>51128900</text:p>
          </table:table-cell>
          <table:table-cell office:value-type="float" office:value="51124500" calcext:value-type="float">
            <text:p>51124500</text:p>
          </table:table-cell>
          <table:table-cell office:value-type="float" office:value="51126100" calcext:value-type="float">
            <text:p>51126100</text:p>
          </table:table-cell>
          <table:table-cell office:value-type="float" office:value="51124900" calcext:value-type="float">
            <text:p>51124900</text:p>
          </table:table-cell>
          <table:table-cell office:value-type="float" office:value="51127000" calcext:value-type="float">
            <text:p>51127000</text:p>
          </table:table-cell>
          <table:table-cell office:value-type="float" office:value="51124300" calcext:value-type="float">
            <text:p>51124300</text:p>
          </table:table-cell>
          <table:table-cell office:value-type="float" office:value="51125900" calcext:value-type="float">
            <text:p>51125900</text:p>
          </table:table-cell>
          <table:table-cell office:value-type="float" office:value="51124500" calcext:value-type="float">
            <text:p>51124500</text:p>
          </table:table-cell>
          <table:table-cell office:value-type="float" office:value="51129000" calcext:value-type="float">
            <text:p>51129000</text:p>
          </table:table-cell>
          <table:table-cell office:value-type="float" office:value="51128900" calcext:value-type="float">
            <text:p>51128900</text:p>
          </table:table-cell>
          <table:table-cell office:value-type="float" office:value="51129000" calcext:value-type="float">
            <text:p>51129000</text:p>
          </table:table-cell>
          <table:table-cell table:number-columns-repeated="6" office:value-type="float" office:value="51128900" calcext:value-type="float">
            <text:p>51128900</text:p>
          </table:table-cell>
          <table:table-cell table:number-columns-repeated="3" office:value-type="float" office:value="51129000" calcext:value-type="float">
            <text:p>51129000</text:p>
          </table:table-cell>
          <table:table-cell office:value-type="float" office:value="51129200" calcext:value-type="float">
            <text:p>51129200</text:p>
          </table:table-cell>
          <table:table-cell table:number-columns-repeated="2" office:value-type="float" office:value="51128900" calcext:value-type="float">
            <text:p>51128900</text:p>
          </table:table-cell>
          <table:table-cell office:value-type="float" office:value="51129000" calcext:value-type="float">
            <text:p>51129000</text:p>
          </table:table-cell>
          <table:table-cell table:number-columns-repeated="4" office:value-type="float" office:value="51128900" calcext:value-type="float">
            <text:p>51128900</text:p>
          </table:table-cell>
          <table:table-cell office:value-type="float" office:value="50927500" calcext:value-type="float">
            <text:p>50927500</text:p>
          </table:table-cell>
          <table:table-cell office:value-type="float" office:value="50927100" calcext:value-type="float">
            <text:p>50927100</text:p>
          </table:table-cell>
          <table:table-cell office:value-type="float" office:value="50931200" calcext:value-type="float">
            <text:p>50931200</text:p>
          </table:table-cell>
          <table:table-cell office:value-type="float" office:value="50934300" calcext:value-type="float">
            <text:p>50934300</text:p>
          </table:table-cell>
          <table:table-cell office:value-type="float" office:value="50948100" calcext:value-type="float">
            <text:p>50948100</text:p>
          </table:table-cell>
          <table:table-cell office:value-type="float" office:value="50940000" calcext:value-type="float">
            <text:p>50940000</text:p>
          </table:table-cell>
          <table:table-cell office:value-type="float" office:value="50966300" calcext:value-type="float">
            <text:p>50966300</text:p>
          </table:table-cell>
          <table:table-cell office:value-type="float" office:value="50959600" calcext:value-type="float">
            <text:p>50959600</text:p>
          </table:table-cell>
          <table:table-cell office:value-type="float" office:value="50934200" calcext:value-type="float">
            <text:p>50934200</text:p>
          </table:table-cell>
          <table:table-cell office:value-type="float" office:value="50951700" calcext:value-type="float">
            <text:p>50951700</text:p>
          </table:table-cell>
          <table:table-cell office:value-type="float" office:value="50959400" calcext:value-type="float">
            <text:p>50959400</text:p>
          </table:table-cell>
          <table:table-cell office:value-type="float" office:value="50923100" calcext:value-type="float">
            <text:p>50923100</text:p>
          </table:table-cell>
          <table:table-cell office:value-type="float" office:value="50962100" calcext:value-type="float">
            <text:p>50962100</text:p>
          </table:table-cell>
          <table:table-cell office:value-type="float" office:value="50943400" calcext:value-type="float">
            <text:p>50943400</text:p>
          </table:table-cell>
          <table:table-cell office:value-type="float" office:value="50970200" calcext:value-type="float">
            <text:p>50970200</text:p>
          </table:table-cell>
          <table:table-cell office:value-type="float" office:value="50927900" calcext:value-type="float">
            <text:p>50927900</text:p>
          </table:table-cell>
          <table:table-cell office:value-type="float" office:value="50970200" calcext:value-type="float">
            <text:p>50970200</text:p>
          </table:table-cell>
          <table:table-cell office:value-type="float" office:value="50951100" calcext:value-type="float">
            <text:p>50951100</text:p>
          </table:table-cell>
          <table:table-cell office:value-type="float" office:value="50947700" calcext:value-type="float">
            <text:p>50947700</text:p>
          </table:table-cell>
          <table:table-cell office:value-type="float" office:value="50929300" calcext:value-type="float">
            <text:p>50929300</text:p>
          </table:table-cell>
          <table:table-cell office:value-type="float" office:value="51076300" calcext:value-type="float">
            <text:p>51076300</text:p>
          </table:table-cell>
          <table:table-cell office:value-type="float" office:value="51074300" calcext:value-type="float">
            <text:p>51074300</text:p>
          </table:table-cell>
          <table:table-cell office:value-type="float" office:value="51072200" calcext:value-type="float">
            <text:p>51072200</text:p>
          </table:table-cell>
          <table:table-cell office:value-type="float" office:value="51076200" calcext:value-type="float">
            <text:p>51076200</text:p>
          </table:table-cell>
          <table:table-cell office:value-type="float" office:value="51069800" calcext:value-type="float">
            <text:p>51069800</text:p>
          </table:table-cell>
          <table:table-cell office:value-type="float" office:value="51076500" calcext:value-type="float">
            <text:p>51076500</text:p>
          </table:table-cell>
          <table:table-cell office:value-type="float" office:value="51077500" calcext:value-type="float">
            <text:p>51077500</text:p>
          </table:table-cell>
          <table:table-cell office:value-type="float" office:value="51073000" calcext:value-type="float">
            <text:p>51073000</text:p>
          </table:table-cell>
          <table:table-cell office:value-type="float" office:value="51073200" calcext:value-type="float">
            <text:p>51073200</text:p>
          </table:table-cell>
          <table:table-cell office:value-type="float" office:value="51072200" calcext:value-type="float">
            <text:p>51072200</text:p>
          </table:table-cell>
          <table:table-cell office:value-type="float" office:value="51072000" calcext:value-type="float">
            <text:p>51072000</text:p>
          </table:table-cell>
          <table:table-cell office:value-type="float" office:value="51071200" calcext:value-type="float">
            <text:p>51071200</text:p>
          </table:table-cell>
          <table:table-cell office:value-type="float" office:value="51077100" calcext:value-type="float">
            <text:p>51077100</text:p>
          </table:table-cell>
          <table:table-cell office:value-type="float" office:value="51071000" calcext:value-type="float">
            <text:p>51071000</text:p>
          </table:table-cell>
          <table:table-cell office:value-type="float" office:value="51072000" calcext:value-type="float">
            <text:p>51072000</text:p>
          </table:table-cell>
          <table:table-cell office:value-type="float" office:value="51075100" calcext:value-type="float">
            <text:p>51075100</text:p>
          </table:table-cell>
          <table:table-cell office:value-type="float" office:value="51075200" calcext:value-type="float">
            <text:p>51075200</text:p>
          </table:table-cell>
          <table:table-cell office:value-type="float" office:value="51076900" calcext:value-type="float">
            <text:p>51076900</text:p>
          </table:table-cell>
          <table:table-cell office:value-type="float" office:value="51072900" calcext:value-type="float">
            <text:p>51072900</text:p>
          </table:table-cell>
          <table:table-cell office:value-type="float" office:value="51075800" calcext:value-type="float">
            <text:p>51075800</text:p>
          </table:table-cell>
          <table:table-cell office:value-type="float" office:value="51152700" calcext:value-type="float">
            <text:p>51152700</text:p>
          </table:table-cell>
          <table:table-cell office:value-type="float" office:value="51148700" calcext:value-type="float">
            <text:p>51148700</text:p>
          </table:table-cell>
          <table:table-cell office:value-type="float" office:value="51150300" calcext:value-type="float">
            <text:p>51150300</text:p>
          </table:table-cell>
          <table:table-cell office:value-type="float" office:value="51147700" calcext:value-type="float">
            <text:p>51147700</text:p>
          </table:table-cell>
          <table:table-cell office:value-type="float" office:value="51150800" calcext:value-type="float">
            <text:p>51150800</text:p>
          </table:table-cell>
          <table:table-cell office:value-type="float" office:value="51147400" calcext:value-type="float">
            <text:p>51147400</text:p>
          </table:table-cell>
          <table:table-cell office:value-type="float" office:value="51149900" calcext:value-type="float">
            <text:p>51149900</text:p>
          </table:table-cell>
          <table:table-cell office:value-type="float" office:value="51150700" calcext:value-type="float">
            <text:p>51150700</text:p>
          </table:table-cell>
          <table:table-cell office:value-type="float" office:value="51150000" calcext:value-type="float">
            <text:p>51150000</text:p>
          </table:table-cell>
          <table:table-cell office:value-type="float" office:value="51153900" calcext:value-type="float">
            <text:p>51153900</text:p>
          </table:table-cell>
          <table:table-cell office:value-type="float" office:value="51148100" calcext:value-type="float">
            <text:p>51148100</text:p>
          </table:table-cell>
          <table:table-cell office:value-type="float" office:value="51148900" calcext:value-type="float">
            <text:p>51148900</text:p>
          </table:table-cell>
          <table:table-cell office:value-type="float" office:value="51152300" calcext:value-type="float">
            <text:p>51152300</text:p>
          </table:table-cell>
          <table:table-cell office:value-type="float" office:value="51148700" calcext:value-type="float">
            <text:p>51148700</text:p>
          </table:table-cell>
          <table:table-cell office:value-type="float" office:value="51149600" calcext:value-type="float">
            <text:p>51149600</text:p>
          </table:table-cell>
          <table:table-cell office:value-type="float" office:value="51148900" calcext:value-type="float">
            <text:p>51148900</text:p>
          </table:table-cell>
          <table:table-cell office:value-type="float" office:value="51151000" calcext:value-type="float">
            <text:p>51151000</text:p>
          </table:table-cell>
          <table:table-cell office:value-type="float" office:value="51144300" calcext:value-type="float">
            <text:p>51144300</text:p>
          </table:table-cell>
          <table:table-cell office:value-type="float" office:value="51145200" calcext:value-type="float">
            <text:p>51145200</text:p>
          </table:table-cell>
          <table:table-cell office:value-type="float" office:value="51151200" calcext:value-type="float">
            <text:p>51151200</text:p>
          </table:table-cell>
          <table:table-cell table:number-columns-repeated="10" office:value-type="float" office:value="51154000" calcext:value-type="float">
            <text:p>51154000</text:p>
          </table:table-cell>
          <table:table-cell office:value-type="float" office:value="51154100" calcext:value-type="float">
            <text:p>51154100</text:p>
          </table:table-cell>
          <table:table-cell table:number-columns-repeated="9" office:value-type="float" office:value="51154000" calcext:value-type="float">
            <text:p>51154000</text:p>
          </table:table-cell>
          <table:table-cell office:value-type="float" office:value="50834700" calcext:value-type="float">
            <text:p>50834700</text:p>
          </table:table-cell>
          <table:table-cell office:value-type="float" office:value="50811000" calcext:value-type="float">
            <text:p>50811000</text:p>
          </table:table-cell>
          <table:table-cell office:value-type="float" office:value="50817400" calcext:value-type="float">
            <text:p>50817400</text:p>
          </table:table-cell>
          <table:table-cell office:value-type="float" office:value="50812800" calcext:value-type="float">
            <text:p>50812800</text:p>
          </table:table-cell>
          <table:table-cell office:value-type="float" office:value="50821000" calcext:value-type="float">
            <text:p>50821000</text:p>
          </table:table-cell>
          <table:table-cell office:value-type="float" office:value="50828900" calcext:value-type="float">
            <text:p>50828900</text:p>
          </table:table-cell>
          <table:table-cell office:value-type="float" office:value="50826400" calcext:value-type="float">
            <text:p>50826400</text:p>
          </table:table-cell>
          <table:table-cell office:value-type="float" office:value="50840300" calcext:value-type="float">
            <text:p>50840300</text:p>
          </table:table-cell>
          <table:table-cell office:value-type="float" office:value="50813500" calcext:value-type="float">
            <text:p>50813500</text:p>
          </table:table-cell>
          <table:table-cell office:value-type="float" office:value="50833100" calcext:value-type="float">
            <text:p>50833100</text:p>
          </table:table-cell>
          <table:table-cell office:value-type="float" office:value="50835900" calcext:value-type="float">
            <text:p>50835900</text:p>
          </table:table-cell>
          <table:table-cell office:value-type="float" office:value="50836500" calcext:value-type="float">
            <text:p>50836500</text:p>
          </table:table-cell>
          <table:table-cell office:value-type="float" office:value="50816500" calcext:value-type="float">
            <text:p>50816500</text:p>
          </table:table-cell>
          <table:table-cell office:value-type="float" office:value="50854900" calcext:value-type="float">
            <text:p>50854900</text:p>
          </table:table-cell>
          <table:table-cell office:value-type="float" office:value="50815000" calcext:value-type="float">
            <text:p>50815000</text:p>
          </table:table-cell>
          <table:table-cell office:value-type="float" office:value="50813000" calcext:value-type="float">
            <text:p>50813000</text:p>
          </table:table-cell>
          <table:table-cell office:value-type="float" office:value="50829600" calcext:value-type="float">
            <text:p>50829600</text:p>
          </table:table-cell>
          <table:table-cell office:value-type="float" office:value="50828400" calcext:value-type="float">
            <text:p>50828400</text:p>
          </table:table-cell>
          <table:table-cell office:value-type="float" office:value="50822700" calcext:value-type="float">
            <text:p>50822700</text:p>
          </table:table-cell>
          <table:table-cell office:value-type="float" office:value="50810300" calcext:value-type="float">
            <text:p>50810300</text:p>
          </table:table-cell>
          <table:table-cell office:value-type="float" office:value="50953000" calcext:value-type="float">
            <text:p>50953000</text:p>
          </table:table-cell>
          <table:table-cell office:value-type="float" office:value="50953600" calcext:value-type="float">
            <text:p>50953600</text:p>
          </table:table-cell>
          <table:table-cell office:value-type="float" office:value="50954000" calcext:value-type="float">
            <text:p>50954000</text:p>
          </table:table-cell>
          <table:table-cell table:number-columns-repeated="2" office:value-type="float" office:value="50954300" calcext:value-type="float">
            <text:p>50954300</text:p>
          </table:table-cell>
          <table:table-cell office:value-type="float" office:value="50953000" calcext:value-type="float">
            <text:p>50953000</text:p>
          </table:table-cell>
          <table:table-cell office:value-type="float" office:value="50955400" calcext:value-type="float">
            <text:p>50955400</text:p>
          </table:table-cell>
          <table:table-cell office:value-type="float" office:value="50954300" calcext:value-type="float">
            <text:p>50954300</text:p>
          </table:table-cell>
          <table:table-cell office:value-type="float" office:value="50954700" calcext:value-type="float">
            <text:p>50954700</text:p>
          </table:table-cell>
          <table:table-cell office:value-type="float" office:value="50956300" calcext:value-type="float">
            <text:p>50956300</text:p>
          </table:table-cell>
          <table:table-cell office:value-type="float" office:value="50956900" calcext:value-type="float">
            <text:p>50956900</text:p>
          </table:table-cell>
          <table:table-cell office:value-type="float" office:value="50951900" calcext:value-type="float">
            <text:p>50951900</text:p>
          </table:table-cell>
          <table:table-cell office:value-type="float" office:value="50954800" calcext:value-type="float">
            <text:p>50954800</text:p>
          </table:table-cell>
          <table:table-cell office:value-type="float" office:value="50953800" calcext:value-type="float">
            <text:p>50953800</text:p>
          </table:table-cell>
          <table:table-cell office:value-type="float" office:value="50954400" calcext:value-type="float">
            <text:p>50954400</text:p>
          </table:table-cell>
          <table:table-cell office:value-type="float" office:value="50955300" calcext:value-type="float">
            <text:p>50955300</text:p>
          </table:table-cell>
          <table:table-cell office:value-type="float" office:value="50952800" calcext:value-type="float">
            <text:p>50952800</text:p>
          </table:table-cell>
          <table:table-cell office:value-type="float" office:value="50952600" calcext:value-type="float">
            <text:p>50952600</text:p>
          </table:table-cell>
          <table:table-cell office:value-type="float" office:value="50954200" calcext:value-type="float">
            <text:p>50954200</text:p>
          </table:table-cell>
          <table:table-cell office:value-type="float" office:value="50953100" calcext:value-type="float">
            <text:p>50953100</text:p>
          </table:table-cell>
          <table:table-cell office:value-type="float" office:value="51008700" calcext:value-type="float">
            <text:p>51008700</text:p>
          </table:table-cell>
          <table:table-cell office:value-type="float" office:value="51005300" calcext:value-type="float">
            <text:p>51005300</text:p>
          </table:table-cell>
          <table:table-cell table:number-columns-repeated="2" office:value-type="float" office:value="51008400" calcext:value-type="float">
            <text:p>51008400</text:p>
          </table:table-cell>
          <table:table-cell office:value-type="float" office:value="51008000" calcext:value-type="float">
            <text:p>51008000</text:p>
          </table:table-cell>
          <table:table-cell office:value-type="float" office:value="51006600" calcext:value-type="float">
            <text:p>51006600</text:p>
          </table:table-cell>
          <table:table-cell office:value-type="float" office:value="51007900" calcext:value-type="float">
            <text:p>51007900</text:p>
          </table:table-cell>
          <table:table-cell office:value-type="float" office:value="51007800" calcext:value-type="float">
            <text:p>51007800</text:p>
          </table:table-cell>
          <table:table-cell office:value-type="float" office:value="51005800" calcext:value-type="float">
            <text:p>51005800</text:p>
          </table:table-cell>
          <table:table-cell office:value-type="float" office:value="51008300" calcext:value-type="float">
            <text:p>51008300</text:p>
          </table:table-cell>
          <table:table-cell office:value-type="float" office:value="51007300" calcext:value-type="float">
            <text:p>51007300</text:p>
          </table:table-cell>
          <table:table-cell office:value-type="float" office:value="51008000" calcext:value-type="float">
            <text:p>51008000</text:p>
          </table:table-cell>
          <table:table-cell office:value-type="float" office:value="51008300" calcext:value-type="float">
            <text:p>51008300</text:p>
          </table:table-cell>
          <table:table-cell office:value-type="float" office:value="51007600" calcext:value-type="float">
            <text:p>51007600</text:p>
          </table:table-cell>
          <table:table-cell office:value-type="float" office:value="51007800" calcext:value-type="float">
            <text:p>51007800</text:p>
          </table:table-cell>
          <table:table-cell office:value-type="float" office:value="51004600" calcext:value-type="float">
            <text:p>51004600</text:p>
          </table:table-cell>
          <table:table-cell office:value-type="float" office:value="51007300" calcext:value-type="float">
            <text:p>51007300</text:p>
          </table:table-cell>
          <table:table-cell office:value-type="float" office:value="51007000" calcext:value-type="float">
            <text:p>51007000</text:p>
          </table:table-cell>
          <table:table-cell office:value-type="float" office:value="51006700" calcext:value-type="float">
            <text:p>51006700</text:p>
          </table:table-cell>
          <table:table-cell office:value-type="float" office:value="51009100" calcext:value-type="float">
            <text:p>51009100</text:p>
          </table:table-cell>
          <table:table-cell table:number-columns-repeated="4" office:value-type="float" office:value="51009200" calcext:value-type="float">
            <text:p>51009200</text:p>
          </table:table-cell>
          <table:table-cell office:value-type="float" office:value="51009600" calcext:value-type="float">
            <text:p>51009600</text:p>
          </table:table-cell>
          <table:table-cell office:value-type="float" office:value="51009500" calcext:value-type="float">
            <text:p>51009500</text:p>
          </table:table-cell>
          <table:table-cell office:value-type="float" office:value="51009200" calcext:value-type="float">
            <text:p>51009200</text:p>
          </table:table-cell>
          <table:table-cell office:value-type="float" office:value="51009500" calcext:value-type="float">
            <text:p>51009500</text:p>
          </table:table-cell>
          <table:table-cell office:value-type="float" office:value="51009200" calcext:value-type="float">
            <text:p>51009200</text:p>
          </table:table-cell>
          <table:table-cell table:number-columns-repeated="5" office:value-type="float" office:value="51009500" calcext:value-type="float">
            <text:p>51009500</text:p>
          </table:table-cell>
          <table:table-cell office:value-type="float" office:value="51009400" calcext:value-type="float">
            <text:p>51009400</text:p>
          </table:table-cell>
          <table:table-cell office:value-type="float" office:value="51009300" calcext:value-type="float">
            <text:p>51009300</text:p>
          </table:table-cell>
          <table:table-cell office:value-type="float" office:value="51009700" calcext:value-type="float">
            <text:p>51009700</text:p>
          </table:table-cell>
          <table:table-cell office:value-type="float" office:value="51009200" calcext:value-type="float">
            <text:p>51009200</text:p>
          </table:table-cell>
          <table:table-cell table:number-columns-repeated="2" office:value-type="float" office:value="51009500" calcext:value-type="float">
            <text:p>51009500</text:p>
          </table:table-cell>
          <table:table-cell table:number-columns-repeated="8" office:value-type="float" office:value="51280800" calcext:value-type="float">
            <text:p>51280800</text:p>
          </table:table-cell>
          <table:table-cell office:value-type="float" office:value="51281000" calcext:value-type="float">
            <text:p>51281000</text:p>
          </table:table-cell>
          <table:table-cell table:number-columns-repeated="12" office:value-type="float" office:value="51280800" calcext:value-type="float">
            <text:p>51280800</text:p>
          </table:table-cell>
          <table:table-cell office:value-type="float" office:value="51281000" calcext:value-type="float">
            <text:p>51281000</text:p>
          </table:table-cell>
          <table:table-cell table:number-columns-repeated="2"/>
          <table:table-cell table:formula="of:=MAX([.A6:.ME6])" office:value-type="float" office:value="51281000" calcext:value-type="float">
            <text:p>51281000</text:p>
          </table:table-cell>
          <table:table-cell/>
          <table:table-cell table:formula="of:=AVERAGE([.MG4:.MG13])" office:value-type="float" office:value="51390400" calcext:value-type="float">
            <text:p>5.139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table:number-columns-repeated="346"/>
          <table:table-cell table:formula="of:=STDEV([.MG4:.MG13])" office:value-type="float" office:value="118574.702192331" calcext:value-type="float">
            <text:p>1.186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 table:number-rows-repeated="1048568">
          <table:table-cell table:number-columns-repeated="348"/>
        </table:table-row>
        <table:table-row table:style-name="ro1">
          <table:table-cell table:number-columns-repeated="3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29:38.359518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34:33.560584898</dc:date>
    <meta:editing-duration>PT6M59S</meta:editing-duration>
    <meta:editing-cycles>2</meta:editing-cycles>
    <meta:generator>LibreOffice/5.1.6.2$Linux_X86_64 LibreOffice_project/10m0$Build-2</meta:generator>
    <meta:document-statistic meta:table-count="1" meta:cell-count="1051" meta:object-count="0"/>
  </office:meta>
</office:document-meta>
</file>